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3F280D36ED9FC2.png" manifest:media-type="image/png"/>
  <manifest:file-entry manifest:full-path="Pictures/1000000100000280000001E02430F944AC8F9429.png" manifest:media-type="image/png"/>
  <manifest:file-entry manifest:full-path="Pictures/1000000100000280000001E0EF0026ACA0A31DC2.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CF800000209E48F92082371888A.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99A0000032D995FD1D76FAB33B9.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40000000A53B651A3C14E7E1CC.png" manifest:media-type="image/png"/>
  <manifest:file-entry manifest:full-path="Pictures/10000000000000B2000000A420A52F3E325E2F2F.png" manifest:media-type="image/png"/>
  <manifest:file-entry manifest:full-path="Pictures/10000000000009E2000001712C08DE9C253AE9DD.png" manifest:media-type="image/png"/>
  <manifest:file-entry manifest:full-path="Pictures/100000000000012C0000012CC16611540A872DBB.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00000012C0000012CEB98B573CF8851F2.png" manifest:media-type="image/png"/>
  <manifest:file-entry manifest:full-path="Pictures/100000000000032B0000007ACDDE09E097442976.png" manifest:media-type="image/png"/>
  <manifest:file-entry manifest:full-path="Pictures/10000000000001B200000063FC547F8455194C93.png" manifest:media-type="image/png"/>
  <manifest:file-entry manifest:full-path="Pictures/100000000000040D0000017A7383F6F4D6620638.png" manifest:media-type="image/png"/>
  <manifest:file-entry manifest:full-path="Pictures/1000000000000BCE000007FF6CCA9EA54815377D.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1E0000007AF40754CF345CE158.png" manifest:media-type="image/png"/>
  <manifest:file-entry manifest:full-path="Pictures/10000001000002A9000002A12F9A927E26FA07E5.png" manifest:media-type="image/png"/>
  <manifest:file-entry manifest:full-path="Pictures/1000000000000FD9000003E1E495A42079D55F58.png" manifest:media-type="image/png"/>
  <manifest:file-entry manifest:full-path="Pictures/100000000000125000000331B34F24B8691C3653.png" manifest:media-type="image/png"/>
  <manifest:file-entry manifest:full-path="Pictures/100000000000030D00000095BE175DD7A3A63268.png" manifest:media-type="image/png"/>
  <manifest:file-entry manifest:full-path="Pictures/1000000000000B9100000999E8C0DE8E5E97BD8E.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FAE000007F803B3A0E67CA58FB5.png" manifest:media-type="image/png"/>
  <manifest:file-entry manifest:full-path="Pictures/100000000000061000000096198CA606CF410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58c03"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officeooo:rsid="0025dde3" officeooo:paragraph-rsid="00bbd19f" style:font-size-asian="15pt" style:font-name-complex="IRZar" style:font-size-complex="15pt"/>
    </style:style>
    <style:style style:name="P13"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4"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5"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6"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7"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8"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58c03" style:font-size-asian="15pt" style:font-name-complex="IRZar" style:font-size-complex="15pt"/>
    </style:style>
    <style:style style:name="P19"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6c01b" style:font-size-asian="15pt" style:font-name-complex="IRZar" style:font-size-complex="15pt"/>
    </style:style>
    <style:style style:name="P20"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21"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6c01b" officeooo:paragraph-rsid="00c6c01b" style:font-size-asian="15pt" style:font-name-complex="IRZar" style:font-size-complex="15pt"/>
    </style:style>
    <style:style style:name="P22"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3"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24"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5"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6"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7"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28"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9"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30"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31"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32"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33"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34" style:family="paragraph" style:parent-style-name="Standard">
      <style:paragraph-properties fo:text-align="end" style:justify-single-word="false" style:writing-mode="rl-tb"/>
      <style:text-properties officeooo:paragraph-rsid="00482c69"/>
    </style:style>
    <style:style style:name="P35" style:family="paragraph" style:parent-style-name="Standard">
      <style:paragraph-properties fo:text-align="end" style:justify-single-word="false" style:writing-mode="rl-tb"/>
      <style:text-properties officeooo:paragraph-rsid="004c2a93"/>
    </style:style>
    <style:style style:name="P3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37" style:family="paragraph" style:parent-style-name="Standard">
      <style:paragraph-properties fo:text-align="end" style:justify-single-word="false" style:writing-mode="rl-tb"/>
      <style:text-properties officeooo:paragraph-rsid="004da047"/>
    </style:style>
    <style:style style:name="P38" style:family="paragraph" style:parent-style-name="Standard">
      <style:paragraph-properties fo:text-align="end" style:justify-single-word="false" style:writing-mode="rl-tb"/>
      <style:text-properties officeooo:paragraph-rsid="004e4b33"/>
    </style:style>
    <style:style style:name="P39" style:family="paragraph" style:parent-style-name="Standard">
      <style:paragraph-properties fo:text-align="end" style:justify-single-word="false" style:writing-mode="rl-tb"/>
      <style:text-properties officeooo:paragraph-rsid="004f9eb4"/>
    </style:style>
    <style:style style:name="P40" style:family="paragraph" style:parent-style-name="Standard">
      <style:paragraph-properties fo:text-align="end" style:justify-single-word="false" style:writing-mode="rl-tb"/>
      <style:text-properties officeooo:paragraph-rsid="005885f1"/>
    </style:style>
    <style:style style:name="P41" style:family="paragraph" style:parent-style-name="Standard">
      <style:paragraph-properties fo:text-align="end" style:justify-single-word="false" style:writing-mode="rl-tb"/>
      <style:text-properties officeooo:paragraph-rsid="0058ff5f"/>
    </style:style>
    <style:style style:name="P42" style:family="paragraph" style:parent-style-name="Standard">
      <style:paragraph-properties fo:text-align="end" style:justify-single-word="false" style:writing-mode="rl-tb"/>
      <style:text-properties officeooo:paragraph-rsid="005b2764"/>
    </style:style>
    <style:style style:name="P43" style:family="paragraph" style:parent-style-name="Standard">
      <style:paragraph-properties fo:text-align="end" style:justify-single-word="false" style:writing-mode="rl-tb"/>
      <style:text-properties officeooo:paragraph-rsid="005cfe2e"/>
    </style:style>
    <style:style style:name="P44" style:family="paragraph" style:parent-style-name="Standard">
      <style:paragraph-properties fo:text-align="end" style:justify-single-word="false" style:writing-mode="rl-tb"/>
      <style:text-properties officeooo:paragraph-rsid="0065e85c"/>
    </style:style>
    <style:style style:name="P45" style:family="paragraph" style:parent-style-name="Standard">
      <style:paragraph-properties fo:text-align="end" style:justify-single-word="false" style:writing-mode="rl-tb"/>
      <style:text-properties officeooo:paragraph-rsid="007f713f"/>
    </style:style>
    <style:style style:name="P46" style:family="paragraph" style:parent-style-name="Standard">
      <style:paragraph-properties fo:text-align="end" style:justify-single-word="false" style:writing-mode="rl-tb"/>
      <style:text-properties officeooo:paragraph-rsid="0080796f"/>
    </style:style>
    <style:style style:name="P47" style:family="paragraph" style:parent-style-name="Standard">
      <style:paragraph-properties fo:text-align="end" style:justify-single-word="false" style:writing-mode="rl-tb"/>
      <style:text-properties officeooo:paragraph-rsid="0082548d"/>
    </style:style>
    <style:style style:name="P48" style:family="paragraph" style:parent-style-name="Standard">
      <style:paragraph-properties fo:text-align="end" style:justify-single-word="false" style:writing-mode="rl-tb"/>
      <style:text-properties officeooo:paragraph-rsid="00838a48"/>
    </style:style>
    <style:style style:name="P49" style:family="paragraph" style:parent-style-name="Standard">
      <style:paragraph-properties fo:text-align="end" style:justify-single-word="false" style:writing-mode="rl-tb"/>
      <style:text-properties officeooo:paragraph-rsid="008579cf"/>
    </style:style>
    <style:style style:name="P50" style:family="paragraph" style:parent-style-name="Standard">
      <style:paragraph-properties fo:text-align="end" style:justify-single-word="false" style:writing-mode="rl-tb"/>
      <style:text-properties officeooo:paragraph-rsid="0086eeec"/>
    </style:style>
    <style:style style:name="P51" style:family="paragraph" style:parent-style-name="Standard">
      <style:paragraph-properties fo:text-align="end" style:justify-single-word="false" style:writing-mode="rl-tb"/>
      <style:text-properties officeooo:paragraph-rsid="008865fc"/>
    </style:style>
    <style:style style:name="P52" style:family="paragraph" style:parent-style-name="Standard">
      <style:paragraph-properties fo:text-align="end" style:justify-single-word="false" style:writing-mode="rl-tb"/>
      <style:text-properties officeooo:paragraph-rsid="008a3765"/>
    </style:style>
    <style:style style:name="P53" style:family="paragraph" style:parent-style-name="Standard">
      <style:paragraph-properties fo:text-align="end" style:justify-single-word="false" style:writing-mode="rl-tb"/>
      <style:text-properties officeooo:paragraph-rsid="0025dde3"/>
    </style:style>
    <style:style style:name="P54" style:family="paragraph" style:parent-style-name="Standard">
      <style:paragraph-properties fo:text-align="end" style:justify-single-word="false" style:writing-mode="rl-tb"/>
      <style:text-properties officeooo:paragraph-rsid="00903ce0"/>
    </style:style>
    <style:style style:name="P55" style:family="paragraph" style:parent-style-name="Standard">
      <style:paragraph-properties fo:text-align="end" style:justify-single-word="false" style:writing-mode="rl-tb"/>
      <style:text-properties officeooo:paragraph-rsid="009124de"/>
    </style:style>
    <style:style style:name="P56" style:family="paragraph" style:parent-style-name="Standard">
      <style:paragraph-properties fo:text-align="end" style:justify-single-word="false" style:writing-mode="rl-tb"/>
      <style:text-properties officeooo:paragraph-rsid="00a5f417"/>
    </style:style>
    <style:style style:name="P57" style:family="paragraph" style:parent-style-name="Standard">
      <style:paragraph-properties fo:text-align="end" style:justify-single-word="false" style:writing-mode="rl-tb"/>
      <style:text-properties officeooo:paragraph-rsid="00a87ebf"/>
    </style:style>
    <style:style style:name="P58" style:family="paragraph" style:parent-style-name="Standard">
      <style:paragraph-properties fo:text-align="end" style:justify-single-word="false" style:writing-mode="rl-tb"/>
      <style:text-properties officeooo:paragraph-rsid="00ab3637"/>
    </style:style>
    <style:style style:name="P59" style:family="paragraph" style:parent-style-name="Standard">
      <style:paragraph-properties fo:text-align="end" style:justify-single-word="false" style:writing-mode="rl-tb"/>
      <style:text-properties officeooo:paragraph-rsid="00cc0ce6"/>
    </style:style>
    <style:style style:name="P60" style:family="paragraph" style:parent-style-name="Standard">
      <style:paragraph-properties fo:text-align="end" style:justify-single-word="false" style:writing-mode="rl-tb"/>
      <style:text-properties officeooo:paragraph-rsid="00d0a320"/>
    </style:style>
    <style:style style:name="P61"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62"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63"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64"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65" style:family="paragraph" style:parent-style-name="Standard">
      <style:paragraph-properties fo:text-align="start" style:justify-single-word="false" style:writing-mode="lr-tb"/>
      <style:text-properties officeooo:paragraph-rsid="00482c69"/>
    </style:style>
    <style:style style:name="P66" style:family="paragraph" style:parent-style-name="Standard">
      <style:paragraph-properties fo:text-align="start" style:justify-single-word="false" style:writing-mode="lr-tb"/>
      <style:text-properties officeooo:paragraph-rsid="004c2a93"/>
    </style:style>
    <style:style style:name="P67" style:family="paragraph" style:parent-style-name="Standard">
      <style:paragraph-properties fo:text-align="start" style:justify-single-word="false" style:writing-mode="lr-tb"/>
      <style:text-properties officeooo:paragraph-rsid="004da047"/>
    </style:style>
    <style:style style:name="P68" style:family="paragraph" style:parent-style-name="Standard">
      <style:paragraph-properties fo:text-align="start" style:justify-single-word="false" style:writing-mode="lr-tb"/>
      <style:text-properties officeooo:paragraph-rsid="004f9eb4"/>
    </style:style>
    <style:style style:name="P69" style:family="paragraph" style:parent-style-name="Standard">
      <style:text-properties officeooo:paragraph-rsid="004a3e8b"/>
    </style:style>
    <style:style style:name="P70" style:family="paragraph" style:parent-style-name="Standard">
      <style:text-properties officeooo:paragraph-rsid="00482c69"/>
    </style:style>
    <style:style style:name="P71"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72" style:family="paragraph" style:parent-style-name="Figure">
      <style:paragraph-properties fo:text-align="center" style:justify-single-word="false"/>
    </style:style>
    <style:style style:name="P73" style:family="paragraph" style:parent-style-name="Standard">
      <style:paragraph-properties fo:text-align="center" style:justify-single-word="false" style:writing-mode="rl-tb"/>
      <style:text-properties fo:font-size="18pt" officeooo:rsid="001d598e" officeooo:paragraph-rsid="00c19150" style:font-size-asian="18pt" style:font-name-complex="IRZar" style:font-size-complex="18pt"/>
    </style:style>
    <style:style style:name="P74"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fo:font-size="15pt" officeooo:rsid="00a4f688" style:font-size-asian="15pt" style:font-name-complex="IRZar" style:font-size-complex="15pt"/>
    </style:style>
    <style:style style:name="T29" style:family="text">
      <style:text-properties fo:font-size="15pt" officeooo:rsid="00bdcab1" style:font-size-asian="15pt" style:font-name-complex="IRZar" style:font-size-complex="15pt"/>
    </style:style>
    <style:style style:name="T30" style:family="text">
      <style:text-properties fo:font-size="15pt" officeooo:rsid="00a5f417" style:font-size-asian="15pt" style:font-name-complex="IRZar" style:font-size-complex="15pt"/>
    </style:style>
    <style:style style:name="T31" style:family="text">
      <style:text-properties fo:font-size="15pt" officeooo:rsid="00a854e1" style:font-size-asian="15pt" style:font-name-complex="IRZar" style:font-size-complex="15pt"/>
    </style:style>
    <style:style style:name="T32" style:family="text">
      <style:text-properties fo:font-size="15pt" officeooo:rsid="00a44a9a"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fo:font-size="15pt" officeooo:rsid="00bff40c" style:font-size-asian="15pt" style:font-name-complex="IRZar" style:font-size-complex="15pt"/>
    </style:style>
    <style:style style:name="T39" style:family="text">
      <style:text-properties fo:font-size="15pt" officeooo:rsid="00c9c4c1" style:font-size-asian="15pt" style:font-name-complex="IRZar" style:font-size-complex="15pt"/>
    </style:style>
    <style:style style:name="T40" style:family="text">
      <style:text-properties officeooo:rsid="009124de"/>
    </style:style>
    <style:style style:name="T41" style:family="text">
      <style:text-properties officeooo:rsid="00930446"/>
    </style:style>
    <style:style style:name="T42" style:family="text">
      <style:text-properties officeooo:rsid="00969037"/>
    </style:style>
    <style:style style:name="T43" style:family="text">
      <style:text-properties officeooo:rsid="0096a57a"/>
    </style:style>
    <style:style style:name="T44" style:family="text">
      <style:text-properties officeooo:rsid="009fa523"/>
    </style:style>
    <style:style style:name="T45" style:family="text">
      <style:text-properties officeooo:rsid="00a12657"/>
    </style:style>
    <style:style style:name="T46" style:family="text">
      <style:text-properties officeooo:rsid="00a2ff93"/>
    </style:style>
    <style:style style:name="T47" style:family="text">
      <style:text-properties officeooo:rsid="00a3d3f5"/>
    </style:style>
    <style:style style:name="T48" style:family="text">
      <style:text-properties style:text-underline-style="solid" style:text-underline-width="auto" style:text-underline-color="font-color" officeooo:rsid="00a2ff93"/>
    </style:style>
    <style:style style:name="T49" style:family="text">
      <style:text-properties officeooo:rsid="00a44a9a"/>
    </style:style>
    <style:style style:name="T50" style:family="text">
      <style:text-properties officeooo:rsid="00a4f688"/>
    </style:style>
    <style:style style:name="T51" style:family="text">
      <style:text-properties officeooo:rsid="00a5f417"/>
    </style:style>
    <style:style style:name="T52" style:family="text">
      <style:text-properties officeooo:rsid="00a87ebf"/>
    </style:style>
    <style:style style:name="T53" style:family="text">
      <style:text-properties officeooo:rsid="00ab3637"/>
    </style:style>
    <style:style style:name="T54" style:family="text">
      <style:text-properties style:font-name="Liberation Serif" officeooo:rsid="00ab3637" style:font-name-asian="Liberation Serif" style:font-name-complex="Liberation Serif"/>
    </style:style>
    <style:style style:name="T55" style:family="text">
      <style:text-properties style:font-name="Liberation Serif" officeooo:rsid="00ab3637" style:font-name-asian="Liberation Serif"/>
    </style:style>
    <style:style style:name="T56" style:family="text">
      <style:text-properties officeooo:rsid="00ac75f1"/>
    </style:style>
    <style:style style:name="T57" style:family="text">
      <style:text-properties officeooo:rsid="00b43dcf"/>
    </style:style>
    <style:style style:name="T58" style:family="text">
      <style:text-properties officeooo:rsid="00b57f41"/>
    </style:style>
    <style:style style:name="T59" style:family="text">
      <style:text-properties officeooo:rsid="00b8e77b"/>
    </style:style>
    <style:style style:name="T60" style:family="text">
      <style:text-properties fo:font-size="14pt" fo:font-style="normal" style:font-size-asian="14pt" style:font-style-asian="normal" style:font-name-complex="IRKamran" style:font-size-complex="14pt" style:font-style-complex="normal"/>
    </style:style>
    <style:style style:name="T61" style:family="text">
      <style:text-properties fo:font-size="14pt" fo:font-style="normal" officeooo:rsid="00d2ed8f" style:font-size-asian="14pt" style:font-style-asian="normal" style:font-name-complex="IRKamran" style:font-size-complex="14pt" style:font-style-complex="normal"/>
    </style:style>
    <style:style style:name="T62" style:family="text">
      <style:text-properties officeooo:rsid="00bd9fdb"/>
    </style:style>
    <style:style style:name="T63" style:family="text">
      <style:text-properties officeooo:rsid="00bdcab1"/>
    </style:style>
    <style:style style:name="T64" style:family="text">
      <style:text-properties officeooo:rsid="00bf7836"/>
    </style:style>
    <style:style style:name="T65" style:family="text">
      <style:text-properties officeooo:rsid="00bff40c"/>
    </style:style>
    <style:style style:name="T66" style:family="text">
      <style:text-properties officeooo:rsid="00c470d0"/>
    </style:style>
    <style:style style:name="T67" style:family="text">
      <style:text-properties officeooo:rsid="00c58c03"/>
    </style:style>
    <style:style style:name="T68" style:family="text">
      <style:text-properties officeooo:rsid="00c9c4c1"/>
    </style:style>
    <style:style style:name="T69" style:family="text">
      <style:text-properties officeooo:rsid="00ca5b36"/>
    </style:style>
    <style:style style:name="T70" style:family="text">
      <style:text-properties officeooo:rsid="00d23dd4"/>
    </style:style>
    <style:style style:name="T71" style:family="text">
      <style:text-properties officeooo:rsid="00d2ed8f"/>
    </style:style>
    <style:style style:name="T72" style:family="text">
      <style:text-properties officeooo:rsid="00d49bce"/>
    </style:style>
    <style:style style:name="T73"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top" style:vertical-rel="page-content" style:horizontal-pos="left" style:horizontal-rel="page-content"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2" text:anchor-type="page" text:anchor-page-number="5" svg:width="6.9252in" style:rel-width="100%" svg:height="6.8402in" style:rel-height="scale-min" draw:z-index="0">
        <draw:text-box>
          <text:p text:style-name="P71"><draw:frame draw:style-name="fr5" draw:name="Image6" text:anchor-type="paragraph" svg:width="6.9252in" style:rel-width="100%" svg:height="6.8402in" style:rel-height="scale" draw:z-index="1"><draw:image xlink:href="Pictures/10000001000002A9000002A12F9A927E26FA07E5.png" xlink:type="simple" xlink:show="embed" xlink:actuate="onLoad" draw:mime-type="image/png"/></draw:frame>شکل <text:span text:style-name="T70">۱-۱</text:span>: محاسبه ظرفیت خازن مربعی</text:p>
        </draw:text-box>
      </draw:frame>
      <text:p text:style-name="P73">باسمه تعالی</text:p>
      <text:p text:style-name="P27">مقدمه: </text:p>
      <text:p text:style-name="P27">- محاسبه ظرفیت خازنی به چه صورتی انجام می‌شود و چرا مهم است<text:span text:style-name="T72">؟</text:span></text:p>
      <text:p text:style-name="P27">انگیزه انجام این کار چه بوده است:</text:p>
      <text:p text:style-name="P27">در تست غیر مخرّب از ظرفیت خازنی چگونه استفاده می‌شود؟</text:p>
      <text:p text:style-name="P27">- در چه مواردی دقت بالا در محاسبه ظرفیت الکتریکی مورد نیاز است؟</text:p>
      <text:p text:style-name="P28">نرم‌افزار محاسباتی:</text:p>
      <text:p text:style-name="P28">کارهای پیشنهادی برای ادامه کار:</text:p>
      <text:p text:style-name="P28">روش ممان‌ها:</text:p>
      <text:p text:style-name="P29">چگونه در word <text:s/>می‌توان مراجع را اضافه کرد؟</text:p>
      <text:p text:style-name="P30">بررسی چگونگی حل مسأله با روش عنصر محدود یا تفاضل محدود</text:p>
      <text:p text:style-name="P30">اضافه کردن کدهای برنامه‌نویسی و توضیح کامل در باره آن‌ها</text:p>
      <text:p text:style-name="P30">اضافه کردن روند انتگرال‌گیری با کمک نرم‌افزار mathematica</text:p>
      <text:p text:style-name="P30">فونت‌های لازم برای پایان‌نامه</text:p>
      <text:p text:style-name="P31">یک پایان‌نامه استاندارد از لحاظ فونت و کپشن شکل‌ها بررسی شود.</text:p>
      <text:p text:style-name="P32">آیا پایان‌نامه شامل ریزبخش‌ها هم می‌شود؟ مثل ۱.۱</text:p>
      <text:p text:style-name="P33">بخش‌های پایان‌نامه: </text:p>
      <text:p text:style-name="P33">مقدمه</text:p>
      <text:p text:style-name="P33">۱ – روش گشتاورها</text:p>
      <text:p text:style-name="P33">۲ – محاسبه ضریب جفت‌شدگی</text:p>
      <text:p text:style-name="P33">۳ – برنامه کامپیوتری</text:p>
      <text:p text:style-name="P33">۴ – به کارگیری روش گشتاورها برای دو مسأله</text:p>
      <text:p text:style-name="P33">۵ – خاتمه</text:p>
      <text:p text:style-name="P30"/>
      <text:p text:style-name="P23"/>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soft-page-break/><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22">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59"><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g text:anchor-type="as-char" svg:y="-0.1102in" draw:z-index="52" draw:name="Shape1" draw:style-name="gr1"><svg:title>TexMaths</svg:title><svg:desc>12§latex§&amp; C = 4 \pi \varepsilon_0 &amp;§svg§1200§FALSE§</svg:desc><draw:g draw:style-name="gr2"><draw:path draw:style-name="gr3" draw:text-style-name="P75" svg:width="0.7189in" svg:height="0.1264in" svg:x="0in" svg:y="0.0083in" svg:viewBox="0 0 1827 322" svg:d="M914 322c-305 0-609 0-914 0 0-108 0-214 0-322 609 0 1218 0 1827 0 0 108 0 214 0 322-305 0-609 0-913 0z"><text:p/></draw:path><draw:path draw:style-name="gr4" draw:text-style-name="P76"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76"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76"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76"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76"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76"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18"><text:s/>. اما فرمولی که برای ظرفیت الکتریکی دو صفحه باردار استفاده می‌شود، تقریبی است </text:span><text:span text:style-name="T18"><draw:g text:anchor-type="as-char" svg:y="-0.1035in" draw:z-index="53" draw:name="Shape2" draw:style-name="gr1"><svg:title>TexMaths</svg:title><svg:desc>12§latex§&amp; C = \varepsilon_0 \frac{A}{d} &amp;§svg§1200§FALSE§</svg:desc><draw:g draw:style-name="gr2"><draw:path draw:style-name="gr3" draw:text-style-name="P75" svg:width="0.613in" svg:height="0.189in" svg:x="-0.0004in" svg:y="0.0083in" svg:viewBox="0 0 1558 481" svg:d="M780 481c-261 0-520 0-780 0 0-160 0-321 0-481 519 0 1039 0 1558 0 0 160 0 321 0 481-259 0-519 0-778 0z"><text:p/></draw:path><draw:path draw:style-name="gr4" draw:text-style-name="P76" svg:width="0.1008in" svg:height="0.1197in" svg:x="0.0004in" svg:y="0.0299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76" svg:width="0.1098in" svg:height="0.0386in" svg:x="0.1756in" svg:y="0.0862in" svg:viewBox="0 0 280 99" svg:d="M265 17c6 0 15 0 15-9 0-8-9-8-14-8-84 0-169 0-253 0-6 0-13 0-13 8 0 9 7 9 14 9 84 0 167 0 251 0zM266 99c5 0 14 0 14-9 0-8-9-8-15-8-84 0-167 0-251 0-7 0-14 0-14 8 0 9 7 9 13 9 84 0 169 0 253 0z"><text:p/></draw:path><draw:path draw:style-name="gr4" draw:text-style-name="P76" svg:width="0.0665in" svg:height="0.0787in" svg:x="0.3543in" svg:y="0.0717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76" svg:width="0.0535in" svg:height="0.0791in" svg:x="0.4335in" svg:y="0.0949in" svg:viewBox="0 0 137 202" svg:d="M137 102c0-32-4-56-18-77-9-13-28-25-51-25-68 0-68 81-68 102s0 100 68 100c69 0 69-79 69-100zM68 194c-14 0-32-9-38-33-4-17-4-41-4-64 0-20 0-43 5-60 6-23 25-29 37-29 16 0 32 10 36 27 5 16 5 37 5 62 0 23 0 45-3 63-6 28-26 34-38 34z"><text:p/></draw:path><draw:path draw:style-name="gr4" draw:text-style-name="P76" svg:width="0.087in" svg:height="0.0823in" svg:x="0.5287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76" svg:width="0.0992in" svg:height="0.0063in" svg:x="0.522in" svg:y="0.1031in" svg:viewBox="0 0 253 17" svg:d="M126 17c-42 0-84 0-126 0 0-6 0-11 0-17 84 0 169 0 253 0 0 6 0 11 0 17-42 0-85 0-127 0z"><text:p/></draw:path><draw:path draw:style-name="gr4" draw:text-style-name="P76" svg:width="0.0591in" svg:height="0.0815in" svg:x="0.5441in" svg:y="0.124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4"><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text:span><text:soft-page-break/><text:span text:style-name="T22">استفاده شود و برای ایجاد تصویر سطحی از </text:span><text:span text:style-name="T20">یک جسم (مثلاً یک سکه)</text:span><text:span text:style-name="T22"> به عنوان یک مسئله معکوس استفاده شود [25].</text:span></text:p>
      <text:p text:style-name="P55"><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55"><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13"/>
      <text:p text:style-name="P1"><text:tab/>ظرفیت الکتریکی خازن ها با روش<text:span text:style-name="T40">‌</text:span>های مختلفی مانند روش تفاضل محدود و اجزا محدود [14]، تکنیک مونت کارلو [17،32] و روش <text:span text:style-name="T14">ممان‌</text:span>ها [4] <text:span text:style-name="T40">قابل </text:span>محاسبه است. به جز روش<text:span text:style-name="T40">‌</text:span>های <text:span text:style-name="T40">مبتنی بر فرایند‌های </text:span>تصادفی، بقیه <text:span text:style-name="T40">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41">، مستقیماً</text:span> تاثیر می<text:span text:style-name="T14">‌</text:span>گذارد.</text:p>
      <text:p text:style-name="P13"/>
      <text:p text:style-name="P53"><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74"><text:span text:style-name="T73">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42">به کار گرفته شده در روش ممان‌ها </text:span>را می<text:span text:style-name="T42">‌</text:span>توان با <text:span text:style-name="T14">انتگرال‌گیری</text:span> سطح<text:span text:style-name="T14">ی</text:span> در مناطق مرزی محاسبه کرد [18]. محاسب<text:span text:style-name="T42">هٔ</text:span> انتگرال<text:span text:style-name="T42">‌ها </text:span>را می<text:span text:style-name="T42">‌</text:span>توان به صورت تحلیلی [1،10،34] یا عددی [11،28] انجام داد. <text:s/><text:span text:style-name="T42">وبرای انجام انتگرال‌گیری</text:span> عددی<text:span text:style-name="T42">،</text:span> می<text:span text:style-name="T42">‌</text:span>توان به طور مستقیم <text:s/><text:span text:style-name="T42">به انتگرال‌گیری پرداخت و </text:span>یا <text:span text:style-name="T42">از</text:span> تکنیک مونت کارلو [24] <text:span text:style-name="T42">استفاده کرد</text:span>. <text:span text:style-name="T42">روش‌های دیگری هم برای محاسبه انتگرال عددی وجود دارد.</text:span> <text:span text:style-name="T42">مثلاً با بسط </text:span>تابع گرین <text:span text:style-name="T42">می‌توان</text:span> پاسخ را به صورت <text:soft-page-break/>مجم<text:span text:style-name="T42">وع</text:span> عبارات <text:span text:style-name="T42">جبری </text:span>بساز<text:span text:style-name="T42">یم</text:span> [2،12،30،37]. <text:span text:style-name="T42">و در نهایت </text:span>در سال های اخیر، <text:span text:style-name="T42">از </text:span>روش های محاسباتی موازی برای سرعت بخشیدن به محاسبات استفاده شده است. [16،23].</text:p>
      <text:p text:style-name="P13"/>
      <text:p text:style-name="P1"><text:tab/>در این <text:span text:style-name="T46">پایان‌نامه</text:span>، از <text:span text:style-name="T42">یک </text:span>تبدیل انتگرال<text:span text:style-name="T42">ی</text:span> برای حل تحلیلی انتگرال های چهارگانه استفاده شده است که فرمول های دقیقی برای ضرایب ماتریس <text:span text:style-name="T42">ممانها</text:span> بدون تقریب ارائه می<text:span text:style-name="T15">‌</text:span>دهد. این عبارات تحلیلی برای تولید ماتریس<text:span text:style-name="T42">‌های مسأله مورد نظر</text:span> اتصال استفاده شده است. <text:span text:style-name="T42">و در ادامه با حل </text:span>معادله ماتریس<text:span text:style-name="T42">ی، ظرفیت</text:span> الکتریکی خازن صفحه موازی <text:s/><text:span text:style-name="T42">با </text:span>شکاف هوا و خازن مکعب واحد محاسبه شده است. نتایج با روش های تقریبی محاسبه انتگرالی مقایسه شده است. <text:s/><text:span text:style-name="T42">و دقت بسیار خوبی در محاسبات دیده شده است.</text:span></text:p>
      <text:p text:style-name="P13"/>
      <text:p text:style-name="P1"><text:span text:style-name="T42"><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42">در محاسبه</text:span> ظرفیت الکتریکی<text:span text:style-name="T42">،</text:span> برای هندسه<text:span text:style-name="T42">‌</text:span>های <text:span text:style-name="T42">دلخواه</text:span> خود <text:span text:style-name="T42">کمک ک</text:span>ند. <text:span text:style-name="T42">برای انجام محاسبات </text:span>یک کد پایتون <text:span text:style-name="T43">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7"><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3"/>
      <text:p text:style-name="P24"><text:span text:style-name="T69">بخش اول: </text:span><text:s/>روش گشتاورها برای محاسبه ظرفیت <text:span text:style-name="T45">خازنی</text:span></text:p>
      <text:p text:style-name="P25"><text:span text:style-name="T70">۱</text:span>-<text:span text:style-name="T70">۱</text:span>. <text:span text:style-name="T68">مبانی روش گشتاورها</text:span></text:p>
      <text:p text:style-name="P1"><text:tab/>ایده<text:span text:style-name="T15">‌</text:span>های <text:span text:style-name="T15">اولیه</text:span> برای تکنیک <text:span text:style-name="T43">گشتاورها (</text:span>MOM<text:span text:style-name="T43">) </text:span>توسط فیزیکدان بزرگ <text:span text:style-name="T43">قرن نوزدهم،</text:span> جیمز کلارک ماکسول <text:span text:style-name="T43">ارائه</text:span> شد. <text:span text:style-name="T43">او </text:span>می<text:span text:style-name="T43">‌</text:span>خواست ظرفیت الکتریکی یک مربع فلزی را محاسبه کند. <text:span text:style-name="T45">برای اینکه روش گشتاورها را درست متوجّه شویم، بهتر است که </text:span>نگاهی به <text:span text:style-name="T45">کتاب</text:span> او بیندازیم [5] <text:span text:style-name="T45">تا بتوانیم اساس و بنیان روش گشتاورها را دریابیم</text:span> <text:span text:style-name="T62">(شکل ۱). </text:span></text:p>
      <text:p text:style-name="P12"><text:span text:style-name="T43"><text:tab/>ماکسول</text:span> <text:span text:style-name="T45">برای اینکه بتواند ظرفیت خازنی یک مربع را به دست بیاورد، ابتدا </text:span>مربع را ب<text:span text:style-name="T45">ه</text:span> <text:span text:style-name="T45">۳۶</text:span> مربع <text:span text:style-name="T58">کوچکتر </text:span>تقسیم کرد. <text:span text:style-name="T58">گرچه زیاد کردن تعداد مربع‌ها دقت محاسبات را بالا می‌برد، ولی ماکسول نمی‌توانست <text:s/>تعداد تقسیمات را خیلی زیاد کند. <text:s/></text:span><text:span text:style-name="T45">اگر او تعداد تقسیمات را بیشتر می‌کرد، با تعداد معادلات بیشتری سر و کار پیدا می‌کرد و مجبور می‌شد که </text:span><text:soft-page-break/><text:span text:style-name="T45">دستگاه معادلات بزرگتری را حل کند. </text:span><text:span text:style-name="T58">کار کردن با دستگاه‌های معادلات بزرگ در زمانی که هنوز کامپیوتر وجود نداشت کار بسیار مشکلی بود</text:span><text:span text:style-name="T59">، بنابراین او به همین تعداد مربع کوچک ( یا کاشی) اکتفا کرد. </text:span><text:span text:style-name="T45">سپس </text:span><text:s/><text:span text:style-name="T43">به هرکدام </text:span><text:span text:style-name="T59">از کاشی‌ها</text:span><text:span text:style-name="T43">، یک چگالی بار یکنواخت نسبت داد. </text:span><text:span text:style-name="T62">(شکل ۲)</text:span><text:span text:style-name="T43"> </text:span><text:span text:style-name="T45">یعنی </text:span><text:span text:style-name="T59">فرض کرد که هر یک از ۳۶ مربع، چگالی بار خود را دارند که لزوماً با هم مساوی نیستند، </text:span><text:span text:style-name="T45">اما در هر مربع کوچک</text:span><text:span text:style-name="T46">، توزیع</text:span><text:span text:style-name="T45"> چگالی بار را </text:span><text:span text:style-name="T46">به صورت</text:span><text:span text:style-name="T45"> یکنواخت فرض کرد. به این ترتیب می‌توان مربع بزرگ </text:span><text:span text:style-name="T46">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text:span><text:soft-page-break/><text:span text:style-name="T46">همانطور که تأکید کردیم در هر کاشی، توزیع بار الکتریکی یکنواخت است، اما بار الکتریکی کاشی‌های مختلف با هم متفاوت است. </text:span><text:span text:style-name="T63">حال باید به دنبال روشی برای به دست آوردن بار کاشی‌های مختلف باشیم.</text:span></text:p>
      <text:p text:style-name="P12"><text:span text:style-name="T43"><text:tab/></text:span><text:span text:style-name="T63">یکی از روش‌های حل این مسأله استفاده از روش کمینه کردن انرژی است. </text:span><text:span text:style-name="T46"><text:s/>بدیهی است که بار الکتریکی کاشی‌های</text:span><text:span text:style-name="T63">ی که در گوشه‌ها قرار گرفته‌اند یعنی کاشی‌های </text:span><text:span text:style-name="T46"><text:s/></text:span><text:span text:style-name="T48">۱</text:span><text:span text:style-name="T46">، </text:span><text:span text:style-name="T48">۶</text:span><text:span text:style-name="T46">، </text:span><text:span text:style-name="T48">۳۱</text:span><text:span text:style-name="T46"> و </text:span><text:span text:style-name="T48">۳۶</text:span><text:span text:style-name="T46"> از بار الکتریکی کاشی‌های مرکزی بیشتر است. </text:span><text:span text:style-name="T47">در یک مربع فلزی که بارها می‌توانند به صورت آزادانه حرکت کنند، توزیع </text:span><text:span text:style-name="T46">بار الکتریکی </text:span><text:span text:style-name="T47">مابین</text:span><text:span text:style-name="T46"> کاشی‌ها </text:span><text:span text:style-name="T47">به گونه‌ای اتفاق خواهد افتاد که سیستم از لحاظ انرژی الکتریکی در حالت کمینه قرار بگیرد. </text:span><text:span text:style-name="T49">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50">زیاد</text:span><text:span text:style-name="T49"> باشد</text:span><text:span text:style-name="T50">، با دقت خوبی می‌توان توزیع بار الکتریکی را در صفحه مربعی به دست آورد. </text:span><text:span text:style-name="T63">برای کمینه کردن انرژی می‌توان از روش‌های عددی استفاده کرد.</text:span><text:span text:style-name="T50"> </text:span><text:span text:style-name="T51">ب</text:span><text:span text:style-name="T63">ه</text:span><text:span text:style-name="T51"> این </text:span><text:span text:style-name="T63">ترتیب گرچه</text:span><text:span text:style-name="T51"> </text:span><text:span text:style-name="T50">نمی‌توانیم به نحو سرراستی جواب مساله مورد نظر را پیدا کن</text:span><text:span text:style-name="T63">یم، ولی </text:span><text:span text:style-name="T50">می‌توان</text:span><text:span text:style-name="T63">یم</text:span><text:span text:style-name="T50"> خیلی سریع به جواب‌های تقریبی </text:span><text:span text:style-name="T63">دست پیدا کنیم.</text:span><text:span text:style-name="T50"> </text:span></text:p>
      <text:p text:style-name="P1"/>
      <text:p text:style-name="P1"/>
      <text:p text:style-name="P13"><draw:frame draw:style-name="fr1" draw:name="Frame1" text:anchor-type="paragraph" svg:x="-0.3335in" svg:y="0.1264in" svg:width="3.1252in" draw:z-index="48"><draw:text-box fo:min-height="3.1252in"><text:p text:style-name="P72"><draw:frame draw:style-name="fr4" draw:name="Image2" text:anchor-type="paragraph" svg:width="3.1252in" style:rel-width="100%" svg:height="3.1252in" style:rel-height="scale" draw:z-index="49"><draw:image xlink:href="Pictures/100000000000012C0000012CC16611540A872DBB.png" xlink:type="simple" xlink:show="embed" xlink:actuate="onLoad" draw:mime-type="image/png"/></draw:frame><text:s/><text:span text:style-name="T60">شکل </text:span><text:span text:style-name="T61">۱-۲</text:span></text:p></draw:text-box></draw:frame></text:p>
      <text:p text:style-name="P1"/>
      <text:p text:style-name="P9"/>
      <text:p text:style-name="P56"><text:span text:style-name="T28"><text:tab/>البته </text:span><text:span text:style-name="T29">می‌توانیم با دیدگاه دیگری </text:span><text:span text:style-name="T28">مسأله را حل </text:span><text:span text:style-name="T29">کنیم</text:span><text:span text:style-name="T28">. </text:span><text:span text:style-name="T30">به جای اینکه بار </text:span><text:span text:style-name="T28">ثابتی را در کل مربع پخش کن</text:span><text:span text:style-name="T29">یم</text:span><text:span text:style-name="T30"> و</text:span><text:span text:style-name="T28"> بعد از آن به دنبال کمینه کردن انرژی باش</text:span><text:span text:style-name="T29">یم</text:span><text:span text:style-name="T28">، <text:s/></text:span><text:span text:style-name="T29">می‌توانیم </text:span><text:span text:style-name="T30">ولتاژ ثابتی را برای همه کاشی‌ها فرض ک</text:span><text:span text:style-name="T29">نیم</text:span><text:span text:style-name="T30"> و بار هر قطعه را طوری به دست آور</text:span><text:span text:style-name="T29">یم</text:span><text:span text:style-name="T30"> که شرایط لازم برای ثابت ماندن بار به دست آید. یعنی </text:span><text:span text:style-name="T28">به جای اینکه مقدار بار را ثابت بگیر</text:span><text:span text:style-name="T29">یم</text:span><text:span text:style-name="T28"> و اجازه بده</text:span><text:span text:style-name="T29">یم</text:span><text:span text:style-name="T28"> که بارها آزادانه بین کاشی‌های مختلف حرکت کنند</text:span><text:span text:style-name="T29">، می‌توان با توجه به اینکه در یک سطح فلزی تمام نقاط هم‌پتانسی هستند، </text:span><text:span text:style-name="T28"><text:s/>پتانسیل الکتریکی را ثابت فرض کرد </text:span><text:span text:style-name="T30">و بار هر قطعه را به دست آورد. این روشی است که در سال‌های بعد به نام روش گشتاورها نامگذاری شد.</text:span></text:p>
      <text:p text:style-name="P57"><text:span text:style-name="T22"><text:tab/></text:span><text:span text:style-name="T31">برای حل مسأله </text:span><text:span text:style-name="T29">خازن مربعی</text:span><text:span text:style-name="T31"> به روش گشتاورها،</text:span><text:span text:style-name="T22"> </text:span><text:span text:style-name="T31">ابتدا باید پتانسیل الکتریکی هر یک از کاشی‌ها را برابر مقدار یکسانی بگیریم برای سادگی مقدار همه را برابر عدد یک می‌گیریم. </text:span><text:span text:style-name="T32">اگر بخو</text:span><text:span text:style-name="T31">هیم دقیق‌تر بگوییم، پتانسیل الکتریکی نقطه مرکزی هر کاشی مربعی را برابر واحد می‌گیریم. </text:span><text:span text:style-name="T22">برای نگه داشتن پتانسیل همه </text:span><text:span text:style-name="T31">کاشی‌</text:span><text:span text:style-name="T22">ها </text:span><text:span text:style-name="T31">در عدد ثابت</text:span><text:span text:style-name="T22"> یک، بار </text:span><text:soft-page-break/><text:span text:style-name="T22">الکتریکی هر قطعه باید با سایر قطعات متفاوت باشد. </text:span><text:span text:style-name="T31">مثلاً می‌دانیم که بار الکتریک</text:span><text:span text:style-name="T33">ی</text:span><text:span text:style-name="T31">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2"> </text:span><text:span text:style-name="T31">۳۶ </text:span><text:span text:style-name="T22"><text:s/>مقدار </text:span><text:span text:style-name="T31">مختلف </text:span><text:span text:style-name="T22">برای </text:span><text:span text:style-name="T31">۳۶</text:span><text:span text:style-name="T22"> </text:span><text:span text:style-name="T31">کاشی موجود فرض می‌کنیم</text:span><text:span text:style-name="T22">. <text:s/></text:span><text:span text:style-name="T31">و باید به دنبال ۳۶ معادله برای </text:span><text:span text:style-name="T34">به دست آوردن این ۳۶ مقدار باشیم. خوب مسلماً در زمان ماکسول حل دستگاه معادله‌ای متشکل از ۳۶ معادله کار چندان آسانی نبود. بنابراین </text:span><text:span text:style-name="T38">باید</text:span><text:span text:style-name="T34"> با استفاده از تقارن هندسی تعداد معادلات را کاهش داد.</text:span></text:p>
      <text:p text:style-name="P10"><draw:frame draw:style-name="fr1" draw:name="Frame3" text:anchor-type="paragraph" svg:x="4.1075in" svg:y="0.0346in" svg:width="3.1252in" draw:z-index="61"><draw:text-box fo:min-height="3.1252in"><text:p text:style-name="P71"><draw:frame draw:style-name="fr4" draw:name="Image5" text:anchor-type="paragraph" svg:width="3.1252in" style:rel-width="100%" svg:height="3.1252in" style:rel-height="scale" draw:z-index="62"><draw:image xlink:href="Pictures/100000000000012C0000012CEB98B573CF8851F2.png" xlink:type="simple" xlink:show="embed" xlink:actuate="onLoad" draw:mime-type="image/png"/></draw:frame>شکل <text:span text:style-name="T71">۱-۳</text:span></text:p></draw:text-box></draw:frame><text:tab/>تقارن هندسی به ما نشان می<text:span text:style-name="T44">‌</text:span>دهد که این <text:span text:style-name="T52">۳۶</text:span> <text:span text:style-name="T52">کاشی</text:span> ر<text:span text:style-name="T52">ا </text:span><text:span text:style-name="T65">می‌توان </text:span><text:span text:style-name="T52">در ۶ دسته مجزا دسته‌بندی کرد </text:span><text:span text:style-name="T65">(شکل ۳)</text:span><text:span text:style-name="T52">. از گوشه‌ها شروع می‌کنیم، به علت تقارن، بار الکتریک</text:span><text:span text:style-name="T57">ی</text:span><text:span text:style-name="T52"> کاشی‌های هر چهار گوشه مربع باید با هم مساوی باشد. پس از آن به سراغ</text:span> <text:s/><text:span text:style-name="T52">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6">۲-۲. دستگاه معادلات پتانسیل</text:p>
      <text:p text:style-name="P58"><text:span text:style-name="T22"><text:tab/></text:span><text:span text:style-name="T35">اکنون باید معادلات </text:span><text:span text:style-name="T36">پتانسیل</text:span><text:span text:style-name="T35"> را بنویسیم </text:span><text:span text:style-name="T39">و دستگاه معادلات را تشکیل دهیم</text:span><text:span text:style-name="T35">. </text:span><text:span text:style-name="T33">در حالت </text:span><text:span text:style-name="T36">کلی،</text:span><text:span text:style-name="T33"> </text:span><text:span text:style-name="T35">معادلات </text:span><text:span text:style-name="T38">هر مسأله، </text:span><text:span text:style-name="T35">از قیود فرض شده و اعمال شده به مسأله به دست می‌آی</text:span><text:span text:style-name="T33">ن</text:span><text:span text:style-name="T35">د. تنها قیدی که به این مسأله اعمال شده است شرط ثابت بودن </text:span><text:span text:style-name="T36">پتانسیل</text:span><text:span text:style-name="T35">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7">که تنها در ۶ نقطه قید مربوطه را اعمال کنیم. دقیق‌تر بگوییم باید معادلات </text:span><text:span text:style-name="T36">پتانسیل</text:span><text:span text:style-name="T37"> الکتریکی را در ۶ نقطه بنویسیم.</text:span></text:p>
      <text:p text:style-name="P11"><text:span text:style-name="T53"><text:tab/></text:span><text:span text:style-name="T56">اگر توزیع بار الکتریکی را داشته باشیم، </text:span><text:span text:style-name="T53">ولتاژ الکتریکی هر </text:span><text:span text:style-name="T56">نقطه را می‌توان برحس</text:span><text:span text:style-name="T64">ب</text:span><text:span text:style-name="T56"> </text:span><text:span text:style-name="T57">چگالی بار تمام نقاط فضا به دست آوریم. ( کتاب ریتس)</text:span></text:p>
      <text:p text:style-name="P6"><draw:g text:anchor-type="as-char" svg:y="-0.1957in" draw:z-index="50" draw:name="Shape3" draw:style-name="gr1"><svg:title>TexMaths</svg:title><svg:desc>12§latex§\begin{equation*}
\label{eq3}
\varphi (\mathbf r)= \frac{1}{4 \pi \varepsilon_0} \int _v\frac{\rho(\mathbf{r'} ) }{|\mathbf{r - r'}|} dv'
\end{equation*}§svg§600§FALSE§</svg:desc><draw:g draw:style-name="gr2"><draw:path draw:style-name="gr3" draw:text-style-name="P75" svg:width="1.8673in" svg:height="0.3744in" svg:x="0.0004in" svg:y="0.0083in" svg:viewBox="0 0 4744 952" svg:d="M0 0c1581 0 3163 0 4744 0 0 318 0 635 0 952-1581 0-3163 0-4744 0 0-317 0-634 0-952z"><text:p/></draw:path><draw:path draw:style-name="gr4" draw:text-style-name="P76"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4" draw:text-style-name="P76" svg:width="0.0378in" svg:height="0.1654in" svg:x="0.1169in" svg:y="0.1138in" svg:viewBox="0 0 97 421" svg:d="M97 417c0-1 0-2-7-9-53-53-66-133-66-197 0-74 16-147 68-200 5-5 5-5 5-6 0-4-1-5-3-5-5 0-44 29-68 82-21 46-26 93-26 129 0 33 4 83 28 131 25 51 61 79 66 79 2 0 3-1 3-4z"><text:p/></draw:path><draw:path draw:style-name="gr4" draw:text-style-name="P76" svg:width="0.0673in" svg:height="0.0744in" svg:x="0.1709in" svg:y="0.1638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4" draw:text-style-name="P76" svg:width="0.0378in" svg:height="0.1654in" svg:x="0.2531in" svg:y="0.1138in" svg:viewBox="0 0 97 421" svg:d="M97 211c0-33-3-84-27-132-26-51-62-79-66-79-3 0-4 1-4 5 0 1 0 1 8 9 41 41 65 108 65 197 0 72-15 145-68 199-5 5-5 6-5 7 0 3 1 4 4 4 4 0 43-29 67-82 21-46 26-93 26-128z"><text:p/></draw:path><draw:path draw:style-name="gr4" draw:text-style-name="P76" svg:width="0.1098in" svg:height="0.039in" svg:x="0.3638in" svg:y="0.176in" svg:viewBox="0 0 280 100" svg:d="M265 18c7 0 15 0 15-8 0-10-8-10-14-10-84 0-169 0-253 0-6 0-13 0-13 10 0 8 7 8 14 8 84 0 167 0 251 0zM266 100c6 0 14 0 14-9 0-8-8-8-15-8-84 0-167 0-251 0-7 0-14 0-14 8 0 9 7 9 13 9 84 0 169 0 253 0z"><text:p/></draw:path><draw:path draw:style-name="gr4" draw:text-style-name="P76" svg:width="0.0539in" svg:height="0.1102in" svg:x="0.6906in" svg:y="0.0146in" svg:viewBox="0 0 138 281" svg:d="M86 11c0-10 0-11-10-11-26 26-63 26-76 26 0 5 0 9 0 14 8 0 32 0 55-11 0 73 0 145 0 218 0 16-2 21-39 21-5 0-9 0-14 0 0 3 0 8 0 13 15-1 51-1 69-1 17 0 53 0 67 1 0-5 0-10 0-13-5 0-8 0-13 0-37 0-39-5-39-21 0-79 0-157 0-236z"><text:p/></draw:path><draw:path draw:style-name="gr4" draw:text-style-name="P76" svg:width="0.335in" svg:height="0.0063in" svg:x="0.5492in" svg:y="0.1929in" svg:viewBox="0 0 852 17" svg:d="M0 0c284 0 568 0 852 0 0 6 0 11 0 17-284 0-568 0-852 0 0-6 0-11 0-17z"><text:p/></draw:path><draw:path draw:style-name="gr4" draw:text-style-name="P76" svg:width="0.0732in" svg:height="0.1114in" svg:x="0.5539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4" draw:text-style-name="P76" svg:width="0.0894in" svg:height="0.0728in" svg:x="0.6366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4" draw:text-style-name="P76" svg:width="0.0661in" svg:height="0.0783in" svg:x="0.7374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4" draw:text-style-name="P76" svg:width="0.0535in" svg:height="0.0791in" svg:x="0.8161in" svg:y="0.2984in" svg:viewBox="0 0 137 202" svg:d="M137 101c0-33-4-55-17-76-10-13-28-25-52-25-68 0-68 79-68 101 0 20 0 101 68 101 69 0 69-80 69-101zM68 193c-13 0-31-8-37-32-3-17-3-42-3-64 0-21 0-43 3-60 6-23 25-29 37-29 17 0 32 10 38 27 4 15 4 37 4 62 0 22 0 45-3 63-6 27-27 33-39 33z"><text:p/></draw:path><draw:path draw:style-name="gr4" draw:text-style-name="P76" svg:width="0.1469in" svg:height="0.3681in" svg:x="0.9409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4" draw:text-style-name="P76" svg:width="0.0559in" svg:height="0.052in" svg:x="1.0295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4" draw:text-style-name="P76" svg:width="0.078in" svg:height="0.1087in" svg:x="1.2346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4" draw:text-style-name="P76" svg:width="0.0382in" svg:height="0.1657in" svg:x="1.3319in" svg:y="0.002in" svg:viewBox="0 0 98 422" svg:d="M98 417c0-1 0-2-7-9-53-53-67-132-67-197 0-73 17-146 68-199 6-5 6-6 6-7 0-3-2-5-4-5-4 0-42 29-68 83-21 47-26 93-26 128 0 33 5 84 28 132 25 52 62 79 66 79 2 0 4-1 4-5z"><text:p/></draw:path><draw:path draw:style-name="gr4" draw:text-style-name="P76" svg:width="0.0665in" svg:height="0.0744in" svg:x="1.3862in" svg:y="0.05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4" draw:text-style-name="P76" svg:width="0.0287in" svg:height="0.0594in" svg:x="1.4642in" svg:y="0in" svg:viewBox="0 0 74 152" svg:d="M72 25c2-5 2-7 2-8 0-10-8-17-18-17s-14 10-15 14c-13 42-27 86-40 128 0 1-1 3-1 4 0 4 10 6 12 6 1 0 2 0 4-4 19-41 37-82 56-123z"><text:p/></draw:path><draw:path draw:style-name="gr4" draw:text-style-name="P76" svg:width="0.0378in" svg:height="0.1657in" svg:x="1.515in" svg:y="0.002in" svg:viewBox="0 0 97 422" svg:d="M97 211c0-32-3-84-27-132-26-51-62-79-66-79-3 0-4 2-4 5 0 1 0 2 8 9 41 42 65 110 65 197 0 72-15 146-68 199-5 5-5 6-5 7 0 3 1 5 4 5 4 0 43-29 67-83 21-45 26-92 26-128z"><text:p/></draw:path><draw:path draw:style-name="gr4" draw:text-style-name="P76" svg:width="0.4984in" svg:height="0.0063in" svg:x="1.1508in" svg:y="0.1929in" svg:viewBox="0 0 1267 17" svg:d="M0 0c422 0 845 0 1267 0 0 6 0 11 0 17-422 0-845 0-1267 0 0-6 0-11 0-17z"><text:p/></draw:path><draw:path draw:style-name="gr4" draw:text-style-name="P76" svg:width="0.0063in" svg:height="0.1654in" svg:x="1.1701in" svg:y="0.226in" svg:viewBox="0 0 17 421" svg:d="M17 16c0-9 0-16-9-16-8 0-8 7-8 16 0 129 0 259 0 389 0 9 0 16 8 16 9 0 9-7 9-16 0-130 0-260 0-389z"><text:p/></draw:path><draw:path draw:style-name="gr4" draw:text-style-name="P76" svg:width="0.0665in" svg:height="0.0744in" svg:x="1.2028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4" draw:text-style-name="P76" svg:width="0.1008in" svg:height="0.0063in" svg:x="1.326in" svg:y="0.3055in" svg:viewBox="0 0 257 17" svg:d="M242 17c8 0 15 0 15-9 0-8-7-8-15-8-75 0-152 0-228 0-7 0-14 0-14 8 0 9 7 9 14 9 76 0 153 0 228 0z"><text:p/></draw:path><draw:path draw:style-name="gr4" draw:text-style-name="P76" svg:width="0.0665in" svg:height="0.0744in" svg:x="1.4843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6" svg:width="0.0287in" svg:height="0.0602in" svg:x="1.5622in" svg:y="0.2374in" svg:viewBox="0 0 74 154" svg:d="M72 26c2-4 2-7 2-9 0-10-8-17-18-17s-14 10-15 14c-13 42-27 86-40 128 0 1-1 3-1 4 0 4 10 8 12 8 1 0 2-2 4-5 19-41 37-82 56-123z"><text:p/></draw:path><draw:path draw:style-name="gr4" draw:text-style-name="P76" svg:width="0.0063in" svg:height="0.1654in" svg:x="1.6232in" svg:y="0.226in" svg:viewBox="0 0 17 421" svg:d="M17 16c0-9 0-16-9-16-8 0-8 7-8 16 0 129 0 259 0 389 0 9 0 16 8 16 9 0 9-7 9-16 0-130 0-260 0-389z"><text:p/></draw:path><draw:path draw:style-name="gr4" draw:text-style-name="P76" svg:width="0.0783in" svg:height="0.1161in" svg:x="1.676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4" draw:text-style-name="P76" svg:width="0.0724in" svg:height="0.0748in" svg:x="1.7606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76" svg:width="0.0287in" svg:height="0.0594in" svg:x="1.8472in" svg:y="0.1047in" svg:viewBox="0 0 74 152" svg:d="M72 25c2-5 2-7 2-8 0-10-8-17-18-17s-14 10-15 14c-13 42-25 86-39 128-1 0-1 3-2 4 0 4 10 6 12 6s2 0 5-4c18-41 37-82 55-123z"><text:p/></draw:path></draw:g></draw:g></text:p>
      <text:p text:style-name="P18">و برای بارهای سطحی از فرمول زیر استفاده می‌شود.</text:p>
      <text:p text:style-name="P19"><text:soft-page-break/><draw:g text:anchor-type="as-char" svg:y="-0.1957in" draw:z-index="51" draw:name="Shape4" draw:style-name="gr1"><svg:title>TexMaths</svg:title><svg:desc>12§latex§\begin{equation*}
\label{eq3}
\varphi (\mathbf r)= \frac{1}{4 \pi \varepsilon_0} \int_s \frac{\sigma(\mathbf{r'} ) }{|\mathbf{r - r'}|} da'
\end{equation*}§svg§600§FALSE§</svg:desc><draw:g draw:style-name="gr2"><draw:path draw:style-name="gr3" draw:text-style-name="P75" svg:width="1.8618in" svg:height="0.3744in" svg:x="0.0004in" svg:y="0.0083in" svg:viewBox="0 0 4730 952" svg:d="M0 0c1577 0 3153 0 4730 0 0 318 0 635 0 952-1577 0-3153 0-4730 0 0-317 0-634 0-952z"><text:p/></draw:path><draw:path draw:style-name="gr4" draw:text-style-name="P76"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4" draw:text-style-name="P76" svg:width="0.0378in" svg:height="0.1654in" svg:x="0.1169in" svg:y="0.1138in" svg:viewBox="0 0 97 421" svg:d="M97 417c0-1 0-2-7-9-53-53-66-133-66-197 0-74 16-147 68-200 5-5 5-5 5-6 0-4-1-5-3-5-5 0-42 29-68 82-21 46-26 93-26 129 0 33 5 83 28 131 25 51 61 79 66 79 2 0 3-1 3-4z"><text:p/></draw:path><draw:path draw:style-name="gr4" draw:text-style-name="P76" svg:width="0.0665in" svg:height="0.0744in" svg:x="0.1713in" svg:y="0.1638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4" draw:text-style-name="P76" svg:width="0.0382in" svg:height="0.1654in" svg:x="0.2531in" svg:y="0.1138in" svg:viewBox="0 0 98 421" svg:d="M98 211c0-33-4-84-28-132-26-51-62-79-65-79-4 0-5 1-5 5 0 1 0 1 8 9 41 41 65 108 65 197 0 72-15 145-67 199-6 5-6 6-6 7 0 3 1 4 5 4 3 0 42-29 66-82 21-46 27-93 27-128z"><text:p/></draw:path><draw:path draw:style-name="gr4" draw:text-style-name="P76" svg:width="0.1102in" svg:height="0.039in" svg:x="0.3638in" svg:y="0.176in" svg:viewBox="0 0 281 100" svg:d="M266 18c6 0 15 0 15-8 0-10-9-10-15-10-84 0-168 0-252 0-6 0-14 0-14 10 0 8 8 8 14 8 84 0 168 0 252 0zM266 100c6 0 15 0 15-9 0-8-9-8-15-8-84 0-168 0-252 0-6 0-14 0-14 8 0 9 8 9 14 9 84 0 168 0 252 0z"><text:p/></draw:path><draw:path draw:style-name="gr4" draw:text-style-name="P76" svg:width="0.0543in" svg:height="0.1102in" svg:x="0.6906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76" svg:width="0.3354in" svg:height="0.0063in" svg:x="0.5492in" svg:y="0.1929in" svg:viewBox="0 0 853 17" svg:d="M0 0c284 0 569 0 853 0 0 6 0 11 0 17-284 0-569 0-853 0 0-6 0-11 0-17z"><text:p/></draw:path><draw:path draw:style-name="gr4" draw:text-style-name="P76" svg:width="0.0732in" svg:height="0.1114in" svg:x="0.5539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4" draw:text-style-name="P76" svg:width="0.089in" svg:height="0.0728in" svg:x="0.6374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4" draw:text-style-name="P76" svg:width="0.0665in" svg:height="0.0783in" svg:x="0.7374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4" draw:text-style-name="P76" svg:width="0.0535in" svg:height="0.0791in" svg:x="0.8169in" svg:y="0.2984in" svg:viewBox="0 0 137 202" svg:d="M137 101c0-33-4-55-18-76-9-13-28-25-51-25-68 0-68 79-68 101 0 20 0 101 68 101 69 0 69-80 69-101zM68 193c-14 0-32-8-38-32-4-17-4-42-4-64 0-21 0-43 5-60 6-23 25-29 37-29 16 0 32 10 36 27 5 15 5 37 5 62 0 22 0 45-3 63-6 27-26 33-38 33z"><text:p/></draw:path><draw:path draw:style-name="gr4" draw:text-style-name="P76" svg:width="0.1469in" svg:height="0.3681in" svg:x="0.9413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76" svg:width="0.0461in" svg:height="0.052in" svg:x="1.0327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4" draw:text-style-name="P76" svg:width="0.0874in" svg:height="0.0732in" svg:x="1.2213in" svg:y="0.0547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4" draw:text-style-name="P76" svg:width="0.0378in" svg:height="0.1657in" svg:x="1.3323in" svg:y="0.002in" svg:viewBox="0 0 97 422" svg:d="M97 417c0-1 0-2-7-9-53-53-66-132-66-197 0-73 17-146 68-199 5-5 5-6 5-7 0-3-1-5-3-5-5 0-42 29-68 83-21 47-26 93-26 128 0 33 5 84 28 132 25 52 61 79 66 79 2 0 3-1 3-5z"><text:p/></draw:path><draw:path draw:style-name="gr4" draw:text-style-name="P76" svg:width="0.0665in" svg:height="0.0744in" svg:x="1.3866in" svg:y="0.052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4" draw:text-style-name="P76" svg:width="0.0287in" svg:height="0.0594in" svg:x="1.4646in" svg:y="0in" svg:viewBox="0 0 74 152" svg:d="M71 25c2-5 3-7 3-8 0-10-8-17-18-17s-14 10-15 14c-13 42-27 86-40 128 0 1-1 3-1 4 0 4 10 6 12 6 1 0 2 0 4-4 18-41 37-82 55-123z"><text:p/></draw:path><draw:path draw:style-name="gr4" draw:text-style-name="P76" svg:width="0.0378in" svg:height="0.1657in" svg:x="1.515in" svg:y="0.002in" svg:viewBox="0 0 97 422" svg:d="M97 211c0-32-5-84-27-132-26-51-62-79-66-79-3 0-4 2-4 5 0 1 0 2 7 9 42 42 66 110 66 197 0 72-15 146-68 199-5 5-5 6-5 7 0 3 1 5 4 5 4 0 42-29 67-83 21-45 26-92 26-128z"><text:p/></draw:path><draw:path draw:style-name="gr4" draw:text-style-name="P76" svg:width="0.4988in" svg:height="0.0063in" svg:x="1.1429in" svg:y="0.1929in" svg:viewBox="0 0 1268 17" svg:d="M0 0c422 0 845 0 1268 0 0 6 0 11 0 17-423 0-846 0-1268 0 0-6 0-11 0-17z"><text:p/></draw:path><draw:path draw:style-name="gr4" draw:text-style-name="P76" svg:width="0.0063in" svg:height="0.1654in" svg:x="1.1626in" svg:y="0.226in" svg:viewBox="0 0 17 421" svg:d="M17 16c0-9 0-16-9-16-8 0-8 7-8 16 0 129 0 259 0 389 0 9 0 16 8 16 9 0 9-7 9-16 0-130 0-260 0-389z"><text:p/></draw:path><draw:path draw:style-name="gr4" draw:text-style-name="P76" svg:width="0.0665in" svg:height="0.0744in" svg:x="1.1953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4" draw:text-style-name="P76" svg:width="0.1008in" svg:height="0.0063in" svg:x="1.3185in" svg:y="0.3055in" svg:viewBox="0 0 257 17" svg:d="M242 17c8 0 15 0 15-9 0-8-7-8-15-8-75 0-152 0-228 0-7 0-14 0-14 8 0 9 7 9 14 9 76 0 153 0 228 0z"><text:p/></draw:path><draw:path draw:style-name="gr4" draw:text-style-name="P76" svg:width="0.0665in" svg:height="0.0744in" svg:x="1.4768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6" svg:width="0.0287in" svg:height="0.0602in" svg:x="1.5547in" svg:y="0.2374in" svg:viewBox="0 0 74 154" svg:d="M72 26c2-4 2-7 2-9 0-10-8-17-18-17s-14 10-15 14c-13 42-27 86-40 128 0 1-1 3-1 4 0 4 10 8 12 8s2-2 5-5c18-41 37-82 55-123z"><text:p/></draw:path><draw:path draw:style-name="gr4" draw:text-style-name="P76" svg:width="0.0063in" svg:height="0.1654in" svg:x="1.6157in" svg:y="0.226in" svg:viewBox="0 0 17 421" svg:d="M17 16c0-9 0-16-9-16-8 0-8 7-8 16 0 129 0 259 0 389 0 9 0 16 8 16 9 0 9-7 9-16 0-130 0-260 0-389z"><text:p/></draw:path><draw:path draw:style-name="gr4" draw:text-style-name="P76" svg:width="0.0783in" svg:height="0.1161in" svg:x="1.6685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76" svg:width="0.0756in" svg:height="0.0748in" svg:x="1.7551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76" svg:width="0.0287in" svg:height="0.0594in" svg:x="1.8417in" svg:y="0.1047in" svg:viewBox="0 0 74 152" svg:d="M72 25c2-5 2-7 2-8 0-10-8-17-18-17s-14 10-15 14c-13 42-27 86-40 128 0 1-1 3-1 4 0 4 10 6 12 6s2 0 5-4c18-41 37-82 55-123z"><text:p/></draw:path></draw:g></draw:g></text:p>
      <text:p text:style-name="P21">از آنجاییکه </text:p>
      <text:p text:style-name="P5"/>
      <text:p text:style-name="P11"><text:span text:style-name="T53"><text:tab/>خوب بد نیست به صورت یک فهرست فرض‌هایی را که برای حل مسأله داشته‌ایم</text:span><text:span text:style-name="T67">،</text:span><text:span text:style-name="T53"> <text:s/>(از طرف ماکسول </text:span><text:span text:style-name="T55">☺)</text:span><text:span text:style-name="T54"> </text:span><text:span text:style-name="T55">بنویسیم.</text:span></text:p>
      <text:p text:style-name="P64">۱ – مربع را به ۳۶ مربع کوچک (کاشی) تقسیم می‌کنیم.</text:p>
      <text:p text:style-name="P64">۲ – بار ا</text:p>
      <text:p text:style-name="P20">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66">صفحه</text:span> باید به قطعات مربع<text:span text:style-name="T44">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4">‌</text:span>توان با استفاده از بار الکتریکی همه بخش ها و ضرایب جفت محاسبه کرد.</text:p>
      <text:p text:style-name="P1"><draw:frame text:anchor-type="char" draw:z-index="5" draw:name="Shape1" draw:style-name="gr8" draw:text-style-name="P77"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2"/>
      <text:p text:style-name="P2"/>
      <text:p text:style-name="P14"/>
      <text:p text:style-name="P16"/>
      <text:p text:style-name="P1"><draw:frame text:anchor-type="paragraph" draw:z-index="6" draw:name="Shape2" draw:style-name="gr7" draw:text-style-name="P77"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14"/>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g text:anchor-type="paragraph" draw:z-index="54" draw:name="eq3" draw:style-name="gr5"><svg:title>TexMaths</svg:title><svg:desc>12§latex§\begin{equation*}
\label{eq3}
P_{ij} = \frac{1}{4 \pi \varepsilon_0\  d_{ij}}
\end{equation*}§svg§1200§FALSE§eq3</svg:desc><draw:g draw:style-name="gr2"><draw:path draw:style-name="gr3" draw:text-style-name="P75" svg:width="1.0417in" svg:height="0.3673in" svg:x="-0.428in" svg:y="0.3646in" svg:viewBox="0 0 2647 934" svg:d="M0 0c882 0 1764 0 2647 0 0 312 0 622 0 934-883 0-1765 0-2647 0 0-312 0-622 0-934z"><text:p/></draw:path><draw:path draw:style-name="gr4" draw:text-style-name="P76"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76"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76"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76"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4" draw:text-style-name="P76"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4" draw:text-style-name="P76" svg:width="0.5937in" svg:height="0.0063in" svg:x="0.0283in" svg:y="0.5346in" svg:viewBox="0 0 1509 17" svg:d="M0 0c503 0 1006 0 1509 0 0 6 0 11 0 17-503 0-1006 0-1509 0 0-6 0-11 0-17z"><text:p/></draw:path><draw:path draw:style-name="gr4" draw:text-style-name="P76"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76"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76"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76"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4" draw:text-style-name="P76"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76"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76"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ضریب جفت بین دو بخش به شکل و محل دو قطعه بستگی دارد. می<text:span text:style-name="T44">‌</text:span>توان آن را تقریباً با فرمول <text:span text:style-name="T16">پتانسیل</text:span> بار نقطه واحد تقریب زد.</text:p>
      <text:p text:style-name="P7"/>
      <text:p text:style-name="P15"/>
      <text:p text:style-name="P4">جایی که <text:s/><draw:g text:anchor-type="as-char" svg:y="-0.1161in" draw:z-index="2" draw:name="Shape3" draw:style-name="gr1"><svg:title>TexMaths</svg:title><svg:desc>12§display§$d_{ij}$§svg§600§FALSE§</svg:desc><draw:polygon draw:style-name="gr9" draw:text-style-name="P78" svg:width="0.1669in" svg:height="0.1331in" svg:x="0in" svg:y="0.0031in" svg:viewBox="0 0 425 339" draw:points="213,339 0,339 0,0 425,0 425,339"><text:p/></draw:polygon><draw:path draw:style-name="gr10" draw:text-style-name="P79"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0" draw:text-style-name="P79"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0" draw:text-style-name="P79"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8"><text:soft-page-break/>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4">‌</text:span>شود.</text:p>
      <text:p text:style-name="P69"><draw:g text:anchor-type="paragraph" draw:z-index="55" draw:name="Shape5" draw:style-name="gr5"><svg:title>TexMaths</svg:title><svg:desc>12§latex§\begin{equation*}
\label{eq4}
P_{ii} = \frac 1 {S_i} \int_{x \in S_i} \int_{y \in S_i} \frac {dx\  dy}{4 \pi \varepsilon_0 \sqrt{(x-x_{ci})^2 + (y-y_{ci})^2}}
\end{equation*}§svg§1200§FALSE§</svg:desc><draw:g draw:style-name="gr2"><draw:path draw:style-name="gr3" draw:text-style-name="P75" svg:width="3.6126in" svg:height="0.3969in" svg:x="-0.4913in" svg:y="0.0551in" svg:viewBox="0 0 9177 1009" svg:d="M0 0c3059 0 6118 0 9177 0 0 336 0 673 0 1009-3059 0-6118 0-9177 0 0-336 0-673 0-1009z"><text:p/></draw:path><draw:path draw:style-name="gr4" draw:text-style-name="P76"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76" svg:width="0.035in" svg:height="0.0776in" svg:x="-0.3882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76" svg:width="0.0346in" svg:height="0.0776in" svg:x="-0.3409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76" svg:width="0.1102in" svg:height="0.039in" svg:x="-0.2358in" svg:y="0.2126in" svg:viewBox="0 0 281 100" svg:d="M266 17c6 0 15 0 15-9 0-8-9-8-15-8-84 0-168 0-252 0-6 0-14 0-14 8 0 9 8 9 14 9 84 0 168 0 252 0zM266 100c6 0 15 0 15-9s-9-9-15-9c-84 0-168 0-252 0-6 0-14 0-14 9s8 9 14 9c84 0 168 0 252 0z"><text:p/></draw:path><draw:path draw:style-name="gr4" draw:text-style-name="P76"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4" draw:text-style-name="P76" svg:width="0.1563in" svg:height="0.0063in" svg:x="-0.05in" svg:y="0.2287in" svg:viewBox="0 0 398 17" svg:d="M0 0c133 0 265 0 398 0 0 6 0 11 0 17-133 0-265 0-398 0 0-6 0-11 0-17z"><text:p/></draw:path><draw:path draw:style-name="gr4" draw:text-style-name="P76" svg:width="0.098in" svg:height="0.1201in" svg:x="-0.0413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76" svg:width="0.0346in" svg:height="0.0776in" svg:x="0.0579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76" svg:width="0.1465in" svg:height="0.3677in" svg:x="0.1642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76" svg:width="0.0618in" svg:height="0.052in" svg:x="0.2524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76" svg:width="0.0638in" svg:height="0.0756in" svg:x="0.335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6" svg:width="0.0736in" svg:height="0.0835in" svg:x="0.4205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76"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76"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76"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76" svg:width="0.0638in" svg:height="0.0756in" svg:x="0.7587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6" svg:width="0.0732in" svg:height="0.0835in" svg:x="0.8433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76" svg:width="0.0287in" svg:height="0.0559in" svg:x="0.9236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76" svg:width="0.0783in" svg:height="0.1165in" svg:x="1.8787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76" svg:width="0.0823in" svg:height="0.0752in" svg:x="1.9638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76"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76" svg:width="0.076in" svg:height="0.1071in" svg:x="2.2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76" svg:width="2.1047in" svg:height="0.0063in" svg:x="1.0256in" svg:y="0.2287in" svg:viewBox="0 0 5347 17" svg:d="M0 0c1782 0 3564 0 5347 0 0 6 0 11 0 17-1783 0-3565 0-5347 0 0-6 0-11 0-17z"><text:p/></draw:path><draw:path draw:style-name="gr4" draw:text-style-name="P76"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76"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76" svg:width="0.0661in" svg:height="0.0783in" svg:x="1.2138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76"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4" draw:text-style-name="P76" svg:width="0.1508in" svg:height="0.1984in" svg:x="1.3787in" svg:y="0.2618in" svg:viewBox="0 0 384 505" svg:d="M132 505c13 0 13 0 18-9 77-160 154-321 230-480 4-6 4-6 4-8 0-4-4-8-8-8-6 0-8 4-10 8-72 151-145 301-217 452-30-69-60-139-90-208-19 14-40 30-59 45 2 3 4 5 6 8 10-9 20-16 30-23 32 74 64 149 96 223z"><text:p/></draw:path><draw:path draw:style-name="gr4" draw:text-style-name="P76" svg:width="1.6031in" svg:height="0.0063in" svg:x="1.5264in" svg:y="0.2618in" svg:viewBox="0 0 4073 17" svg:d="M0 0c1357 0 2715 0 4073 0 0 6 0 11 0 17-1358 0-2716 0-4073 0 0-6 0-11 0-17z"><text:p/></draw:path><draw:path draw:style-name="gr4" draw:text-style-name="P76" svg:width="0.0382in" svg:height="0.1654in" svg:x="1.5425in" svg:y="0.2858in" svg:viewBox="0 0 98 421" svg:d="M98 416c0-1 0-2-7-9-53-53-66-132-66-197 0-73 16-146 67-199 6-5 6-6 6-7 0-3-2-4-4-4-4 0-42 28-66 82-22 46-28 93-28 128 0 33 5 84 29 132 25 51 61 79 65 79 2 0 4-1 4-5z"><text:p/></draw:path><draw:path draw:style-name="gr4" draw:text-style-name="P76" svg:width="0.0823in" svg:height="0.0748in" svg:x="1.5961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76" svg:width="0.1012in" svg:height="0.0063in" svg:x="1.7362in" svg:y="0.3654in" svg:viewBox="0 0 258 17" svg:d="M244 17c7 0 14 0 14-9 0-8-7-8-14-8-76 0-153 0-228 0-8 0-16 0-16 8 0 9 8 9 16 9 75 0 152 0 228 0z"><text:p/></draw:path><draw:path draw:style-name="gr4" draw:text-style-name="P76" svg:width="0.0823in" svg:height="0.0748in" svg:x="1.8933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76" svg:width="0.0496in" svg:height="0.052in" svg:x="1.9906in" svg:y="0.3827in" svg:viewBox="0 0 127 133" svg:d="M110 17c-10 2-14 11-14 17 0 8 6 10 11 10 7 0 17-4 17-18 0-20-23-26-39-26-44 0-85 41-85 82 0 25 17 51 54 51 50 0 73-29 73-33 0-2-2-5-5-5-1 0-2 1-4 3-23 27-58 27-63 27-21 0-31-15-31-33 0-8 5-40 19-61 12-14 27-23 42-23 4 0 18 2 25 9z"><text:p/></draw:path><draw:path draw:style-name="gr4" draw:text-style-name="P76" svg:width="0.0346in" svg:height="0.0776in" svg:x="2.0492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76" svg:width="0.0382in" svg:height="0.1654in" svg:x="2.1083in" svg:y="0.2858in" svg:viewBox="0 0 98 421" svg:d="M98 210c0-33-4-84-28-131-26-53-62-79-65-79-4 0-5 1-5 4 0 1 0 2 8 9 41 42 65 109 65 197 0 72-15 146-67 199-6 5-6 6-6 7 0 3 1 5 5 5 3 0 42-29 66-83 21-45 27-92 27-128z"><text:p/></draw:path><draw:path draw:style-name="gr4" draw:text-style-name="P76" svg:width="0.0512in" svg:height="0.0764in" svg:x="2.1705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76"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76" svg:width="0.0378in" svg:height="0.1654in" svg:x="2.4571in" svg:y="0.2858in" svg:viewBox="0 0 97 421" svg:d="M97 416c0-1 0-2-7-9-53-53-66-132-66-197 0-73 16-146 68-199 5-5 5-6 5-7 0-3-1-4-3-4-5 0-44 28-68 82-21 46-26 93-26 128 0 33 4 84 28 132 25 51 61 79 66 79 2 0 3-1 3-5z"><text:p/></draw:path><draw:path draw:style-name="gr4" draw:text-style-name="P76"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76" svg:width="0.1008in" svg:height="0.0063in" svg:x="2.6433in" svg:y="0.3654in" svg:viewBox="0 0 257 17" svg:d="M242 17c8 0 15 0 15-9 0-8-7-8-15-8-75 0-152 0-228 0-7 0-14 0-14 8 0 9 7 9 14 9 76 0 153 0 228 0z"><text:p/></draw:path><draw:path draw:style-name="gr4" draw:text-style-name="P76" svg:width="0.076in" svg:height="0.1067in" svg:x="2.7996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76"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4" draw:text-style-name="P76" svg:width="0.035in" svg:height="0.0776in" svg:x="2.9409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76" svg:width="0.0378in" svg:height="0.1654in" svg:x="3in" svg:y="0.2858in" svg:viewBox="0 0 97 421" svg:d="M97 210c0-33-5-84-27-131-26-53-62-79-66-79-3 0-4 1-4 4 0 1 0 2 7 9 42 42 66 109 66 197 0 72-15 146-68 199-5 5-5 6-5 7 0 3 1 5 4 5 4 0 42-29 67-83 21-45 26-92 26-128z"><text:p/></draw:path><draw:path draw:style-name="gr4" draw:text-style-name="P76"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70"/>
      <text:p text:style-name="P65"/>
      <text:p text:style-name="P46">جایی که <draw:frame text:anchor-type="as-char" svg:y="-0.0819in" draw:z-index="29" draw:name="Shape5" draw:style-name="gr6" draw:text-style-name="P77"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3" draw:name="Shape6" draw:style-name="gr1"><svg:title>TexMaths</svg:title><svg:desc>12§latex§$S_i $§svg§600§FALSE§</svg:desc><draw:polygon draw:style-name="gr9" draw:text-style-name="P78" svg:width="0.1173in" svg:height="0.1165in" svg:x="0in" svg:y="0.0047in" svg:viewBox="0 0 299 297" draw:points="149,297 0,297 0,0 299,0 299,297"><text:p/></draw:polygon><draw:path draw:style-name="gr10" draw:text-style-name="P79"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0" draw:text-style-name="P79"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4">‌</text:span>کند.</text:p>
      <text:p text:style-name="P36"><draw:g text:anchor-type="paragraph" draw:z-index="56" draw:name="Shape7" draw:style-name="gr5"><svg:title>TexMaths</svg:title><svg:desc>12§latex§\begin{equation*}
\label{eq5}
P_{ij} = \frac 1 {S_i}\int_{x \in S_i} \int_{y \in S_i} \frac {dx\  dy}{4 \pi \varepsilon_0 \sqrt{(x-x_{cj})^2 + (y-y_{cj})^2+ z^2}}
\end{equation*}§svg§1200§FALSE§</svg:desc><draw:g draw:style-name="gr2"><draw:path draw:style-name="gr3" draw:text-style-name="P75" svg:width="4.0185in" svg:height="0.3969in" svg:x="-0.2937in" svg:y="0.0846in" svg:viewBox="0 0 10208 1009" svg:d="M5105 1009c-1702 0-3403 0-5105 0 0-336 0-673 0-1009 3403 0 6805 0 10208 0 0 336 0 673 0 1009-1701 0-3403 0-5103 0z"><text:p/></draw:path><draw:path draw:style-name="gr4" draw:text-style-name="P76"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76"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76"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76"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4" draw:text-style-name="P76"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4" draw:text-style-name="P76" svg:width="0.1571in" svg:height="0.0063in" svg:x="0.163in" svg:y="0.2583in" svg:viewBox="0 0 400 17" svg:d="M199 17c-66 0-133 0-199 0 0-6 0-11 0-17 133 0 266 0 400 0 0 6 0 11 0 17-68 0-134 0-201 0z"><text:p/></draw:path><draw:path draw:style-name="gr4" draw:text-style-name="P76"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76"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76"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6"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76"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6"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76"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76"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6"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76"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6"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76"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76"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76"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76"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76"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76" svg:width="2.4961in" svg:height="0.0063in" svg:x="1.2382in" svg:y="0.2583in" svg:viewBox="0 0 6341 17" svg:d="M3172 17c-1058 0-2115 0-3172 0 0-6 0-11 0-17 2113 0 4228 0 6341 0 0 6 0 11 0 17-1056 0-2113 0-3169 0z"><text:p/></draw:path><draw:path draw:style-name="gr4" draw:text-style-name="P76"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76"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76"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76"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4" draw:text-style-name="P76"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4" draw:text-style-name="P76" svg:width="1.9949in" svg:height="0.0063in" svg:x="1.739in" svg:y="0.2913in" svg:viewBox="0 0 5068 17" svg:d="M2533 17c-845 0-1688 0-2533 0 0-6 0-11 0-17 1690 0 3378 0 5068 0 0 6 0 11 0 17-845 0-1690 0-2535 0z"><text:p/></draw:path><draw:path draw:style-name="gr4" draw:text-style-name="P76" svg:width="0.0378in" svg:height="0.1654in" svg:x="1.7559in" svg:y="0.3118in" svg:viewBox="0 0 97 421" svg:d="M97 417c0-1 0-2-7-9-53-53-66-133-66-197 0-73 17-146 68-199 5-6 5-6 5-7 0-4-1-5-3-5-5 0-42 29-68 83-21 45-26 92-26 128 0 32 5 84 28 131 25 51 61 79 66 79 2 0 3-1 3-4z"><text:p/></draw:path><draw:path draw:style-name="gr4" draw:text-style-name="P76"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76" svg:width="0.1012in" svg:height="0.0063in" svg:x="1.9496in" svg:y="0.3917in" svg:viewBox="0 0 258 17" svg:d="M242 17c8 0 16 0 16-9 0-8-8-8-16-8-75 0-152 0-228 0-7 0-14 0-14 8 0 9 7 9 14 9 76 0 153 0 228 0z"><text:p/></draw:path><draw:path draw:style-name="gr4" draw:text-style-name="P76"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76"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4" draw:text-style-name="P76"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76" svg:width="0.0378in" svg:height="0.1654in" svg:x="2.3354in" svg:y="0.3118in" svg:viewBox="0 0 97 421" svg:d="M97 211c0-34-5-84-27-132-26-51-62-79-66-79-3 0-4 2-4 5 0 1 0 1 7 9 42 42 66 108 66 197 0 72-15 145-68 199-5 5-5 6-5 7 0 3 1 4 4 4 4 0 42-29 67-82 21-46 26-93 26-128z"><text:p/></draw:path><draw:path draw:style-name="gr4" draw:text-style-name="P76"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76"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76" svg:width="0.0382in" svg:height="0.1654in" svg:x="2.6839in" svg:y="0.3118in" svg:viewBox="0 0 98 421" svg:d="M98 417c0-1 0-2-7-9-53-53-66-133-66-197 0-73 16-146 67-199 6-6 6-6 6-7 0-4-2-5-4-5-4 0-42 29-68 83-21 45-26 92-26 128 0 32 5 84 28 131 25 51 62 79 66 79 2 0 4-1 4-4z"><text:p/></draw:path><draw:path draw:style-name="gr4" draw:text-style-name="P76"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76" svg:width="0.1012in" svg:height="0.0063in" svg:x="2.8705in" svg:y="0.3917in" svg:viewBox="0 0 258 17" svg:d="M244 17c7 0 14 0 14-9 0-8-7-8-14-8-76 0-153 0-228 0-8 0-16 0-16 8 0 9 8 9 16 9 75 0 152 0 228 0z"><text:p/></draw:path><draw:path draw:style-name="gr4" draw:text-style-name="P76"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76"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4" draw:text-style-name="P76"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76" svg:width="0.0382in" svg:height="0.1654in" svg:x="3.2421in" svg:y="0.3118in" svg:viewBox="0 0 98 421" svg:d="M98 211c0-34-4-84-27-132-25-51-63-79-66-79s-5 2-5 5c0 1 0 1 8 9 42 42 66 108 66 197 0 72-15 145-68 199-6 5-6 6-6 7 0 3 2 4 5 4s42-29 67-82c22-46 26-93 26-128z"><text:p/></draw:path><draw:path draw:style-name="gr4" draw:text-style-name="P76"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76"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76"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76"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34"/>
      <text:p text:style-name="P65"/>
      <text:p text:style-name="P34">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4">‌</text:span>شود. این انتگرال ها را می توان به صورت تحلیلی محاسبه کرد و برای یافتن ظرفیت خازن های صفحه موازی توسط نیشیاما و ناکامورا [26] استفاده شده است.</text:p>
      <text:p text:style-name="P34"/>
      <text:p text:style-name="P34">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35"><draw:g text:anchor-type="paragraph" draw:z-index="57" draw:name="Shape8" draw:style-name="gr5"><svg:title>TexMaths</svg:title><svg:desc>12§latex§\begin{equation*}
\label {eq6}
P_{ij} = \frac 1 {S_i S_j}\iint\limits_{x_i, y_i \in S_i}\ \  \iint\limits_{x_j, y_j \in S_j}  \frac{dx_i dy_i dx_j dy_j}{4 \pi \varepsilon_0 d_{ij}}
\end{equation*}§svg§1200§FALSE§</svg:desc><draw:g draw:style-name="gr2"><draw:path draw:style-name="gr3" draw:text-style-name="P75" svg:width="2.8421in" svg:height="0.4937in" svg:x="-0.1209in" svg:y="0.1394in" svg:viewBox="0 0 7220 1255" svg:d="M3611 1255c-1204 0-2407 0-3611 0 0-418 0-837 0-1255 2406 0 4814 0 7220 0 0 418 0 837 0 1255-1203 0-2406 0-3609 0z"><text:p/></draw:path><draw:path draw:style-name="gr4" draw:text-style-name="P76"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76"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76"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76"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4" draw:text-style-name="P76"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76" svg:width="0.3283in" svg:height="0.0063in" svg:x="0.3358in" svg:y="0.3146in" svg:viewBox="0 0 835 17" svg:d="M418 17c-140 0-279 0-418 0 0-6 0-11 0-17 278 0 557 0 835 0 0 6 0 11 0 17-139 0-278 0-417 0z"><text:p/></draw:path><draw:path draw:style-name="gr4" draw:text-style-name="P76"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76"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76"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76"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76"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76"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76"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76"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76" svg:width="0.0142in" svg:height="0.0354in" svg:x="0.7701in" svg:y="0.5949in" svg:viewBox="0 0 37 91" svg:d="M30 30c0 16-4 35-24 54-1 1-1 1-1 4 0 1 2 3 3 3 4 0 29-24 29-59 0-18-7-32-20-32-10 0-17 8-17 17s7 18 17 18c7 0 12-5 13-5z"><text:p/></draw:path><draw:path draw:style-name="gr4" draw:text-style-name="P76"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76"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76"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76"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76"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76"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76"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76"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76"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76" svg:width="0.0146in" svg:height="0.0354in" svg:x="1.3465in" svg:y="0.5949in" svg:viewBox="0 0 38 91" svg:d="M30 30c0 16-4 35-23 54-1 1-2 1-2 4 0 1 2 3 3 3 5 0 30-24 30-59 0-18-7-32-21-32-10 0-17 8-17 17s7 18 18 18c7 0 11-5 12-5z"><text:p/></draw:path><draw:path draw:style-name="gr4" draw:text-style-name="P76"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76"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76"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76"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76"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76"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76"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76"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76"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76"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76"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76"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76"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76"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76"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76"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76"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76" svg:width="0.9484in" svg:height="0.0063in" svg:x="1.7819in" svg:y="0.3146in" svg:viewBox="0 0 2410 17" svg:d="M1205 17c-402 0-803 0-1205 0 0-6 0-11 0-17 803 0 1606 0 2410 0 0 6 0 11 0 17-402 0-804 0-1205 0z"><text:p/></draw:path><draw:path draw:style-name="gr4" draw:text-style-name="P76"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76"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76"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76"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4" draw:text-style-name="P76"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76"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76"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35"/>
      <text:p text:style-name="P66"/>
      <text:p text:style-name="P35">جایی که <draw:g text:anchor-type="as-char" svg:y="-0.1283in" draw:z-index="4" draw:name="Shape10" draw:style-name="gr1"><svg:title>TexMaths</svg:title><svg:desc>12§latex§$d _{ij}$§svg§600§FALSE§</svg:desc><draw:polygon draw:style-name="gr9" draw:text-style-name="P78" svg:width="0.1665in" svg:height="0.1331in" svg:x="0in" svg:y="0.0028in" svg:viewBox="0 0 424 339" draw:points="212,339 0,339 0,0 424,0 424,339"><text:p/></draw:polygon><draw:path draw:style-name="gr10" draw:text-style-name="P79"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0" draw:text-style-name="P79"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0" draw:text-style-name="P79"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35"><draw:frame text:anchor-type="paragraph" draw:z-index="7" draw:name="Shape11" draw:style-name="gr7" draw:text-style-name="P77"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62"/>
      <text:p text:style-name="P63"/>
      <text:p text:style-name="P35"><text:span text:style-name="T1">3. </text:span><text:span text:style-name="T3">انتگرال‌گیری</text:span><text:span text:style-name="T1"> چهارگانه برای بخش های مستطیلی موازی</text:span></text:p>
      <text:p text:style-name="P35"/>
      <text:p text:style-name="P35">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text:soft-page-break/>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35">برای اجرای انتگرال در معادله (6) می توان از این تبدیل انتگرال استفاده کرد [6].</text:p>
      <text:p text:style-name="P37"><draw:frame text:anchor-type="paragraph" draw:z-index="8" draw:name="Shape12" draw:style-name="gr7" draw:text-style-name="P77"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37"/>
      <text:p text:style-name="P67"/>
      <text:p text:style-name="P37"><draw:g text:anchor-type="paragraph" draw:z-index="58" draw:name="Shape9" draw:style-name="gr5"><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3" draw:text-style-name="P75" svg:width="4.1197in" svg:height="0.5504in" svg:x="-0.3118in" svg:y="0.3445in" svg:viewBox="0 0 10465 1399" svg:d="M0 0c3488 0 6977 0 10465 0 0 467 0 932 0 1399-3488 0-6977 0-10465 0 0-467 0-932 0-1399z"><text:p/></draw:path><draw:path draw:style-name="gr4" draw:text-style-name="P76"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76"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4" draw:text-style-name="P76"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4" draw:text-style-name="P76"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4" draw:text-style-name="P76"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4" draw:text-style-name="P76" svg:width="0.5673in" svg:height="0.0063in" svg:x="0.1445in" svg:y="0.5764in" svg:viewBox="0 0 1442 17" svg:d="M0 0c481 0 961 0 1442 0 0 6 0 11 0 17-481 0-961 0-1442 0 0-6 0-11 0-17z"><text:p/></draw:path><draw:path draw:style-name="gr4" draw:text-style-name="P76"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4" draw:text-style-name="P76" svg:width="0.1004in" svg:height="0.0063in" svg:x="0.2827in" svg:y="0.6091in" svg:viewBox="0 0 256 17" svg:d="M0 0c85 0 170 0 256 0 0 6 0 11 0 17-86 0-171 0-256 0 0-6 0-11 0-17z"><text:p/></draw:path><draw:path draw:style-name="gr4" draw:text-style-name="P76"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76"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4" draw:text-style-name="P76"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4" draw:text-style-name="P76"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4" draw:text-style-name="P76"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4" draw:text-style-name="P76"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4" draw:text-style-name="P76"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4" draw:text-style-name="P76"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4" draw:text-style-name="P76"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4" draw:text-style-name="P76"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6"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4" draw:text-style-name="P76"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4" draw:text-style-name="P76" svg:width="0.0142in" svg:height="0.035in" svg:x="1.1528in" svg:y="0.8571in" svg:viewBox="0 0 37 90" svg:d="M29 29c0 15-3 35-23 54-1 1-2 2-2 3 0 3 2 4 3 4 5 0 30-23 30-59 0-18-7-31-20-31-10 0-17 7-17 17 0 8 6 17 17 17 7 0 8-4 12-5z"><text:p/></draw:path><draw:path draw:style-name="gr4" draw:text-style-name="P76"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4" draw:text-style-name="P76"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4" draw:text-style-name="P76"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4" draw:text-style-name="P76"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4" draw:text-style-name="P76"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4" draw:text-style-name="P76"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6"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4" draw:text-style-name="P76"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4" draw:text-style-name="P76"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4" draw:text-style-name="P76" svg:width="0.0142in" svg:height="0.035in" svg:x="1.7276in" svg:y="0.8571in" svg:viewBox="0 0 37 90" svg:d="M29 29c0 15-3 35-23 54-1 1-2 2-2 3 0 3 2 4 4 4 4 0 29-23 29-59 0-18-7-31-20-31-10 0-17 7-17 17 0 8 7 17 17 17 7 0 8-4 12-5z"><text:p/></draw:path><draw:path draw:style-name="gr4" draw:text-style-name="P76"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4" draw:text-style-name="P76"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4" draw:text-style-name="P76"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4" draw:text-style-name="P76"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4" draw:text-style-name="P76"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4" draw:text-style-name="P76"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4" draw:text-style-name="P76" svg:width="0.078in" svg:height="0.0051in" svg:x="2.2531in" svg:y="0.4094in" svg:viewBox="0 0 199 14" svg:d="M187 14c5 0 12 0 12-6 0-8-7-8-12-8-59 0-116 0-175 0-5 0-12 0-12 7s6 7 12 7c59 0 116 0 175 0z"><text:p/></draw:path><draw:path draw:style-name="gr4" draw:text-style-name="P76"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4" draw:text-style-name="P76"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6"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4" draw:text-style-name="P76"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4" draw:text-style-name="P76"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4" draw:text-style-name="P76"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4" draw:text-style-name="P76"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4" draw:text-style-name="P76"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4" draw:text-style-name="P76"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4" draw:text-style-name="P76"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4" draw:text-style-name="P76"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4" draw:text-style-name="P76"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4" draw:text-style-name="P76"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4" draw:text-style-name="P76"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76"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4" draw:text-style-name="P76"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4" draw:text-style-name="P76"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4" draw:text-style-name="P76"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4" draw:text-style-name="P76" svg:width="1.4559in" svg:height="0.0063in" svg:x="2.1646in" svg:y="0.5764in" svg:viewBox="0 0 3699 17" svg:d="M0 0c1234 0 2466 0 3699 0 0 6 0 11 0 17-1233 0-2465 0-3699 0 0-6 0-11 0-17z"><text:p/></draw:path><draw:path draw:style-name="gr4" draw:text-style-name="P76"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4" draw:text-style-name="P76"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4" draw:text-style-name="P76"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4" draw:text-style-name="P76"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4" draw:text-style-name="P76"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4" draw:text-style-name="P76"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37"/>
      <text:p text:style-name="P37"/>
      <text:p text:style-name="P37"/>
      <text:p text:style-name="P37">برای سادگی، ما ثابت ها را از فرمول حذف می کنیم.</text:p>
      <text:p text:style-name="P38"><draw:frame text:anchor-type="paragraph" draw:z-index="9" draw:name="Shape14" draw:style-name="gr7" draw:text-style-name="P77"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38"/>
      <text:p text:style-name="P39">هیچ راهی برای یافتن تابع ابتدایی<draw:frame text:anchor-type="as-char" svg:y="-0.1646in" draw:z-index="11" draw:name="Shape15" draw:style-name="gr6" draw:text-style-name="P77"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39"><draw:frame text:anchor-type="paragraph" draw:z-index="10" draw:name="Shape16" draw:style-name="gr7" draw:text-style-name="P77"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39"/>
      <text:p text:style-name="P68"/>
      <text:p text:style-name="P39">سپس J را می توان به صورت تحلیلی محاسبه کرد. توسط نرم افزارهای رایج ریاضی قابل انجام است. راه حل با استفاده از "Wolfram Alpha" [35] به دست آمده است.</text:p>
      <text:p text:style-name="P39"><draw:g text:anchor-type="paragraph" draw:z-index="59" draw:name="Shape13" draw:style-name="gr5"><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3" draw:text-style-name="P75" svg:width="3.9937in" svg:height="0.8315in" svg:x="0.1469in" svg:y="0.0799in" svg:viewBox="0 0 10145 2113" svg:d="M0 0c3381 0 6764 0 10145 0 0 704 0 1409 0 2113-3381 0-6764 0-10145 0 0-704 0-1409 0-2113z"><text:p/></draw:path><draw:path draw:style-name="gr4" draw:text-style-name="P76"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4" draw:text-style-name="P76"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4" draw:text-style-name="P76"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76" svg:width="0.078in" svg:height="0.0051in" svg:x="1.2386in" svg:y="0.1449in" svg:viewBox="0 0 199 14" svg:d="M187 14c5 0 12 0 12-6 0-8-6-8-12-8-59 0-116 0-175 0-5 0-12 0-12 7s7 7 12 7c59 0 116 0 175 0z"><text:p/></draw:path><draw:path draw:style-name="gr4" draw:text-style-name="P76"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4" draw:text-style-name="P76"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4" draw:text-style-name="P76" svg:width="0.0299in" svg:height="0.1154in" svg:x="1.4866in" svg:y="0.0909in" svg:viewBox="0 0 77 294" svg:d="M71 0c-57 40-71 102-71 146 0 42 12 107 71 148 2 0 6 0 6-4 0-1-1-2-4-3-39-36-54-87-54-139 0-81 31-119 55-142 2-1 3-1 3-2 0-4-4-4-6-4z"><text:p/></draw:path><draw:path draw:style-name="gr4" draw:text-style-name="P76"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4" draw:text-style-name="P76"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4" draw:text-style-name="P76"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4" draw:text-style-name="P76"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4" draw:text-style-name="P76"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4" draw:text-style-name="P76"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6"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4" draw:text-style-name="P76"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6" svg:width="0.0295in" svg:height="0.1154in" svg:x="2.1461in" svg:y="0.0909in" svg:viewBox="0 0 76 294" svg:d="M5 0c-1 0-5 0-5 4 0 1 0 1 2 3 26 24 54 64 54 139 0 63-19 109-51 138-5 5-5 4-5 6 0 1 0 4 4 4 3 0 31-19 50-57 13-24 22-56 22-89 0-42-12-107-71-148z"><text:p/></draw:path><draw:path draw:style-name="gr4" draw:text-style-name="P76" svg:width="1.0492in" svg:height="0.0063in" svg:x="1.1488in" svg:y="0.3043in" svg:viewBox="0 0 2666 17" svg:d="M0 0c889 0 1777 0 2666 0 0 6 0 11 0 17-889 0-1777 0-2666 0 0-6 0-11 0-17z"><text:p/></draw:path><draw:path draw:style-name="gr4" draw:text-style-name="P76"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4" draw:text-style-name="P76"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4" draw:text-style-name="P76"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4" draw:text-style-name="P76"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4" draw:text-style-name="P76"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4" draw:text-style-name="P76" svg:width="0.1004in" svg:height="0.0063in" svg:x="2.5787in" svg:y="0.1118in" svg:viewBox="0 0 256 17" svg:d="M0 0c85 0 170 0 256 0 0 6 0 11 0 17-86 0-171 0-256 0 0-6 0-11 0-17z"><text:p/></draw:path><draw:path draw:style-name="gr4" draw:text-style-name="P76"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4" draw:text-style-name="P76"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4" draw:text-style-name="P76" svg:width="0.0783in" svg:height="0.0051in" svg:x="2.7689in" svg:y="0.1449in" svg:viewBox="0 0 200 14" svg:d="M188 14c5 0 12 0 12-6 0-8-7-8-12-8-58 0-117 0-176 0-5 0-12 0-12 7s7 7 12 7c59 0 118 0 176 0z"><text:p/></draw:path><draw:path draw:style-name="gr4" draw:text-style-name="P76"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4" draw:text-style-name="P76"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4" draw:text-style-name="P76" svg:width="0.0299in" svg:height="0.1154in" svg:x="3.0169in" svg:y="0.0909in" svg:viewBox="0 0 77 294" svg:d="M71 0c-57 40-71 102-71 146 0 42 12 107 71 148 2 0 6 0 6-4 0-1-1-2-3-3-39-36-54-87-54-139 0-81 30-119 54-142 2-1 3-1 3-2 0-4-4-4-6-4z"><text:p/></draw:path><draw:path draw:style-name="gr4" draw:text-style-name="P76"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4" draw:text-style-name="P76"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4" draw:text-style-name="P76"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6"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4" draw:text-style-name="P76"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4" draw:text-style-name="P76" svg:width="0.0295in" svg:height="0.1154in" svg:x="3.435in" svg:y="0.0909in" svg:viewBox="0 0 76 294" svg:d="M5 0c-1 0-5 0-5 4 0 1 0 1 2 3 26 24 54 64 54 139 0 63-19 109-51 138-5 5-5 4-5 6 0 1 0 4 4 4 3 0 31-19 51-57 12-24 21-56 21-89 0-42-12-107-71-148z"><text:p/></draw:path><draw:path draw:style-name="gr4" draw:text-style-name="P76"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4" draw:text-style-name="P76"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4" draw:text-style-name="P76"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4" draw:text-style-name="P76"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4" draw:text-style-name="P76" svg:width="0.0382in" svg:height="0.1654in" svg:x="3.8465in" svg:y="0.1126in" svg:viewBox="0 0 98 421" svg:d="M98 417c0-1 0-2-7-9-53-53-66-133-66-197 0-73 16-147 67-199 6-6 6-6 6-7 0-4-1-5-4-5-4 0-42 29-66 83-22 45-28 92-28 128 0 32 5 84 29 131 25 53 61 79 65 79 3 0 4-1 4-4z"><text:p/></draw:path><draw:path draw:style-name="gr4" draw:text-style-name="P76"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4" draw:text-style-name="P76"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4" draw:text-style-name="P76" svg:width="0.0382in" svg:height="0.1654in" svg:x="4.0941in" svg:y="0.1126in" svg:viewBox="0 0 98 421" svg:d="M98 211c0-34-4-84-27-132-25-51-63-79-66-79s-5 1-5 5c0 1 0 1 8 9 41 41 66 108 66 197 0 72-15 146-68 199-6 5-6 6-6 7 0 3 2 4 5 4s42-29 67-82c22-46 26-93 26-128z"><text:p/></draw:path><draw:path draw:style-name="gr4" draw:text-style-name="P76" svg:width="1.7087in" svg:height="0.0063in" svg:x="2.4402in" svg:y="0.3043in" svg:viewBox="0 0 4341 17" svg:d="M0 0c1447 0 2894 0 4341 0 0 6 0 11 0 17-1447 0-2894 0-4341 0 0-6 0-11 0-17z"><text:p/></draw:path><draw:path draw:style-name="gr4" draw:text-style-name="P76"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4" draw:text-style-name="P76"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4" draw:text-style-name="P76"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4" draw:text-style-name="P76"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4" draw:text-style-name="P76"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4" draw:text-style-name="P76" svg:width="0.1004in" svg:height="0.0063in" svg:x="0.4256in" svg:y="0.5673in" svg:viewBox="0 0 256 17" svg:d="M0 0c85 0 170 0 256 0 0 6 0 11 0 17-86 0-171 0-256 0 0-6 0-11 0-17z"><text:p/></draw:path><draw:path draw:style-name="gr4" draw:text-style-name="P76"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4" draw:text-style-name="P76"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4" draw:text-style-name="P76" svg:width="0.0783in" svg:height="0.0051in" svg:x="0.6157in" svg:y="0.6004in" svg:viewBox="0 0 200 14" svg:d="M188 14c5 0 12 0 12-7s-7-7-12-7c-58 0-117 0-176 0-5 0-12 0-12 7s7 7 12 7c59 0 118 0 176 0z"><text:p/></draw:path><draw:path draw:style-name="gr4" draw:text-style-name="P76"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4" draw:text-style-name="P76"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4" draw:text-style-name="P76" svg:width="0.0299in" svg:height="0.1154in" svg:x="0.8638in" svg:y="0.5472in" svg:viewBox="0 0 77 294" svg:d="M71 0c-57 38-71 102-71 146 0 42 12 107 71 148 2 0 6 0 6-4 0-1-1-2-3-3-39-36-54-87-54-141 0-79 30-117 54-140 2-1 3-1 3-4 0-2-4-2-6-2z"><text:p/></draw:path><draw:path draw:style-name="gr4" draw:text-style-name="P76"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4" draw:text-style-name="P76"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4" draw:text-style-name="P76"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4" draw:text-style-name="P76"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4" draw:text-style-name="P76"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4" draw:text-style-name="P76" svg:width="0.0299in" svg:height="0.1154in" svg:x="1.2858in" svg:y="0.5472in" svg:viewBox="0 0 77 294" svg:d="M6 0c-2 0-6 0-6 2 0 3 1 3 2 5 26 24 54 64 54 139 0 63-19 108-51 138-5 5-5 5-5 6s1 4 4 4 31-19 51-57c12-24 22-56 22-91 0-40-13-105-71-146z"><text:p/></draw:path><draw:path draw:style-name="gr4" draw:text-style-name="P76"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4" draw:text-style-name="P76"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4" draw:text-style-name="P76"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4" draw:text-style-name="P76"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4" draw:text-style-name="P76" svg:width="0.0378in" svg:height="0.1654in" svg:x="1.6902in" svg:y="0.5681in" svg:viewBox="0 0 97 421" svg:d="M97 417c0-1 0-2-7-9-53-53-66-133-66-197 0-74 16-147 68-200 5-5 5-5 5-7 0-3-1-4-3-4-5 0-44 29-68 82-21 46-26 93-26 129 0 32 4 84 28 131 25 51 61 79 66 79 2 0 3-1 3-4z"><text:p/></draw:path><draw:path draw:style-name="gr4" draw:text-style-name="P76"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4" draw:text-style-name="P76"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4" draw:text-style-name="P76" svg:width="0.0378in" svg:height="0.1654in" svg:x="1.9299in" svg:y="0.5681in" svg:viewBox="0 0 97 421" svg:d="M97 211c0-34-5-84-27-132-26-51-62-79-66-79-3 0-4 1-4 4 0 2 0 2 7 10 42 41 66 108 66 197 0 72-15 146-68 199-5 5-5 6-5 7 0 3 1 4 4 4 4 0 42-29 67-82 21-46 26-93 26-128z"><text:p/></draw:path><draw:path draw:style-name="gr4" draw:text-style-name="P76" svg:width="1.6972in" svg:height="0.0063in" svg:x="0.287in" svg:y="0.7598in" svg:viewBox="0 0 4312 17" svg:d="M0 0c1437 0 2875 0 4312 0 0 6 0 11 0 17-1437 0-2875 0-4312 0 0-6 0-11 0-17z"><text:p/></draw:path><draw:path draw:style-name="gr4" draw:text-style-name="P76"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4" draw:text-style-name="P76"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4" draw:text-style-name="P76"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4" draw:text-style-name="P76"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4" draw:text-style-name="P76"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4" draw:text-style-name="P76"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4" draw:text-style-name="P76" svg:width="0.078in" svg:height="0.0051in" svg:x="2.4177in" svg:y="0.6004in" svg:viewBox="0 0 199 14" svg:d="M188 14c5 0 11 0 11-7s-6-7-11-7c-58 0-117 0-176 0-5 0-12 0-12 7s7 7 12 7c59 0 118 0 176 0z"><text:p/></draw:path><draw:path draw:style-name="gr4" draw:text-style-name="P76"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4" draw:text-style-name="P76"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4" draw:text-style-name="P76"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4" draw:text-style-name="P76"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4" draw:text-style-name="P76"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4" draw:text-style-name="P76"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4" draw:text-style-name="P76"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4" draw:text-style-name="P76"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4" draw:text-style-name="P76"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4" draw:text-style-name="P76" svg:width="0.0378in" svg:height="0.1654in" svg:x="3.2866in" svg:y="0.5681in" svg:viewBox="0 0 97 421" svg:d="M97 417c0-1 0-2-7-9-52-53-66-133-66-197 0-74 17-147 68-200 5-5 5-5 5-7 0-3-1-4-3-4-5 0-42 29-68 82-21 46-26 93-26 129 0 32 5 84 28 131 25 51 61 79 66 79 2 0 3-1 3-4z"><text:p/></draw:path><draw:path draw:style-name="gr4" draw:text-style-name="P76"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4" draw:text-style-name="P76"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4" draw:text-style-name="P76" svg:width="0.0378in" svg:height="0.1654in" svg:x="3.5343in" svg:y="0.5681in" svg:viewBox="0 0 97 421" svg:d="M97 211c0-34-5-84-27-132-26-51-62-79-66-79-3 0-4 1-4 4 0 2 0 2 8 10 41 41 65 108 65 197 0 72-15 146-68 199-5 5-5 6-5 7 0 3 1 4 4 4 4 0 42-29 67-82 21-46 26-93 26-128z"><text:p/></draw:path><draw:path draw:style-name="gr4" draw:text-style-name="P76"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4" draw:text-style-name="P76"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4" draw:text-style-name="P76"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4" draw:text-style-name="P76" svg:width="0.0382in" svg:height="0.1654in" svg:x="3.8539in" svg:y="0.5681in" svg:viewBox="0 0 98 421" svg:d="M98 417c0-1 0-2-7-9-53-53-66-133-66-197 0-74 16-147 67-200 6-5 6-5 6-7 0-3-1-4-4-4-4 0-42 29-66 82-22 46-28 93-28 129 0 32 5 84 29 131 25 51 61 79 65 79 3 0 4-1 4-4z"><text:p/></draw:path><draw:path draw:style-name="gr4" draw:text-style-name="P76"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4" draw:text-style-name="P76"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4" draw:text-style-name="P76" svg:width="0.0382in" svg:height="0.1654in" svg:x="4.0941in" svg:y="0.5681in" svg:viewBox="0 0 98 421" svg:d="M98 211c0-34-4-84-27-132-25-51-63-79-66-79s-5 1-5 4c0 2 0 2 8 10 41 41 66 108 66 197 0 72-15 146-68 199-6 5-6 6-6 7 0 3 2 4 5 4s42-29 67-82c22-46 26-93 26-128z"><text:p/></draw:path><draw:path draw:style-name="gr4" draw:text-style-name="P76" svg:width="1.9217in" svg:height="0.0063in" svg:x="2.2272in" svg:y="0.7598in" svg:viewBox="0 0 4882 17" svg:d="M0 0c1627 0 3254 0 4882 0 0 6 0 11 0 17-1628 0-3255 0-4882 0 0-6 0-11 0-17z"><text:p/></draw:path><draw:path draw:style-name="gr4" draw:text-style-name="P76"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4" draw:text-style-name="P76"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4" draw:text-style-name="P76"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39"/>
      <text:p text:style-name="P68"/>
      <text:p text:style-name="P68"/>
      <text:p text:style-name="P68"/>
      <text:p text:style-name="P39">که در آن <draw:frame text:anchor-type="as-char" svg:y="-0.061in" draw:z-index="12" draw:name="Shape18" draw:style-name="gr6" draw:text-style-name="P77"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4">، </text:span><text:span text:style-name="T4"><draw:frame text:anchor-type="as-char" svg:y="-0.0634in" draw:z-index="13" draw:name="Shape19" draw:style-name="gr6" draw:text-style-name="P77"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4">و </text:span><text:span text:style-name="T4"><draw:frame text:anchor-type="as-char" svg:y="-0.0492in" draw:z-index="14" draw:name="Shape20" draw:style-name="gr6" draw:text-style-name="P77"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39"><draw:frame text:anchor-type="paragraph" draw:z-index="15" draw:name="Shape21" draw:style-name="gr7" draw:text-style-name="P77"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39"/>
      <text:p text:style-name="P39"/>
      <text:p text:style-name="P39"/>
      <text:p text:style-name="P39"/>
      <text:p text:style-name="P39"><text:soft-page-break/></text:p>
      <text:p text:style-name="P39"/>
      <text:p text:style-name="P39"/>
      <text:p text:style-name="P39"/>
      <text:p text:style-name="P68"/>
      <text:p text:style-name="P68"/>
      <text:p text:style-name="P68"/>
      <text:p text:style-name="P68"/>
      <text:p text:style-name="P68"/>
      <text:p text:style-name="P39">ما می خواهیم محاسباتی را روی بخش های مستطیلی انجام دهیم. بنابراین حدود ادغام بیش از دو مستطیل است.</text:p>
      <text:p text:style-name="P40"><draw:frame text:anchor-type="paragraph" draw:z-index="30" draw:name="Shape9" draw:style-name="gr7" draw:text-style-name="P77"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68"/>
      <text:p text:style-name="P68"/>
      <text:p text:style-name="P39">در نهایت می توان پاسخ را محاسبه کرد.</text:p>
      <text:p text:style-name="P41"><draw:frame text:anchor-type="paragraph" draw:z-index="28" draw:name="Shape22" draw:style-name="gr7" draw:text-style-name="P77"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3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6">در عبارات فوق <draw:frame text:anchor-type="as-char" svg:y="-0.0602in" draw:z-index="31" draw:name="Shape23" draw:style-name="gr6" draw:text-style-name="P77"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5">، </text:span><text:span text:style-name="T5"><draw:frame text:anchor-type="as-char" svg:y="-0.0736in" draw:z-index="32" draw:name="Shape24" draw:style-name="gr6" draw:text-style-name="P77"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5">و</text:span><text:span text:style-name="T5"><draw:frame text:anchor-type="as-char" svg:y="-0.0492in" draw:z-index="33" draw:name="Shape25" draw:style-name="gr6" draw:text-style-name="P77"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5"> </text:span>. مقدار <draw:frame text:anchor-type="as-char" svg:y="-0.0835in" draw:z-index="34" draw:name="Shape26" draw:style-name="gr6" draw:text-style-name="P77"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5" draw:name="Shape27" draw:style-name="gr6" draw:text-style-name="P77"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42"><draw:frame text:anchor-type="paragraph" draw:z-index="27" draw:name="Shape28" draw:style-name="gr7" draw:text-style-name="P77"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68"/>
      <text:p text:style-name="P68"><text:soft-page-break/></text:p>
      <text:p text:style-name="P42">اکنون باید مجموع <draw:g text:anchor-type="as-char" svg:y="-0.0937in" draw:z-index="16" draw:name="Shape31" draw:style-name="gr1"><svg:title>TexMaths</svg:title><svg:desc>12§latex§$I_1$§svg§600§FALSE§</svg:desc><draw:g draw:style-name="gr2"><draw:path draw:style-name="gr3" draw:text-style-name="P75" svg:width="0.1098in" svg:height="0.1201in" svg:x="0.0024in" svg:y="0.0079in" svg:viewBox="0 0 280 306" svg:d="M140 306c-46 0-93 0-140 0 0-102 0-204 0-306 94 0 186 0 280 0 0 102 0 204 0 306-47 0-94 0-140 0z"><text:p/></draw:path><draw:path draw:style-name="gr4" draw:text-style-name="P76"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76"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17" draw:name="Shape32" draw:style-name="gr1"><svg:title>TexMaths</svg:title><svg:desc>12§latex§$I_4$§svg§600§FALSE§</svg:desc><draw:g draw:style-name="gr2"><draw:path draw:style-name="gr3" draw:text-style-name="P75" svg:width="0.1165in" svg:height="0.1201in" svg:x="0.0024in" svg:y="0.0083in" svg:viewBox="0 0 297 306" svg:d="M0 0c99 0 198 0 297 0 0 102 0 204 0 306-99 0-198 0-297 0 0-102 0-204 0-306z"><text:p/></draw:path><draw:path draw:style-name="gr4" draw:text-style-name="P76"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76"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42"><draw:frame text:anchor-type="paragraph" draw:z-index="26" draw:name="Shape29" draw:style-name="gr7" draw:text-style-name="P77"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46">همانطور که مشخص است <draw:frame text:anchor-type="as-char" svg:y="-0.0929in" draw:z-index="36" draw:name="Shape30" draw:style-name="gr6" draw:text-style-name="P77"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42"><draw:frame text:anchor-type="paragraph" draw:z-index="25" draw:name="Shape33" draw:style-name="gr7" draw:text-style-name="P77"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68"/>
      <text:p text:style-name="P68"/>
      <text:p text:style-name="P68"/>
      <text:p text:style-name="P68"/>
      <text:p text:style-name="P68"/>
      <text:p text:style-name="P68"/>
      <text:p text:style-name="P68"/>
      <text:p text:style-name="P68"/>
      <text:p text:style-name="P68"/>
      <text:p text:style-name="P42">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1"><svg:title>TexMaths</svg:title><svg:desc>12§latex§ $z$§svg§600§FALSE§</svg:desc><draw:g draw:style-name="gr2"><draw:path draw:style-name="gr3" draw:text-style-name="P75" svg:width="0.0587in" svg:height="0.0567in" svg:x="0.0008in" svg:y="0.0087in" svg:viewBox="0 0 150 145" svg:d="M0 0c50 0 100 0 150 0 0 48 0 97 0 145-50 0-100 0-150 0 0-48 0-97 0-145z"><text:p/></draw:path><draw:path draw:style-name="gr4" draw:text-style-name="P76"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43"><draw:frame text:anchor-type="paragraph" draw:z-index="24" draw:name="Shape34" draw:style-name="gr7" draw:text-style-name="P77" svg:width="4.0252in" svg:height="0.985in" svg:x="0.2783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68"/>
      <text:p text:style-name="P68"/>
      <text:p text:style-name="P68"/>
      <text:p text:style-name="P68"/>
      <text:p text:style-name="P68"/>
      <text:p text:style-name="P39"><text:soft-page-break/>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39">و در نهایت، خود جفت شدن یک قطعه مستطیلی به این شکل است.</text:p>
      <text:p text:style-name="P45"><draw:frame text:anchor-type="as-char" svg:y="-0.4055in" draw:z-index="23" draw:name="Shape35" draw:style-name="gr6" draw:text-style-name="P77"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68"/>
      <text:p text:style-name="P68"/>
      <text:p text:style-name="P39">حالا x و y طول و عرض ناحیه مستطیلی هستند.</text:p>
      <text:p text:style-name="P68"/>
      <text:p text:style-name="P68"/>
      <text:p text:style-name="P39">بخش چهار</text:p>
      <text:p text:style-name="P61">ادغام چهارگانه برای بخش‌های مستطیلی عمود بر هم</text:p>
      <text:p text:style-name="P39">ضریب جفت برای قطعات عمود بر هم با این فرمول بدست می<text:span text:style-name="T44">‌</text:span>آید.</text:p>
      <text:p text:style-name="P68"/>
      <text:p text:style-name="P68"/>
      <text:p text:style-name="P47">جایی که <draw:frame text:anchor-type="as-char" svg:y="-0.0811in" draw:z-index="37" draw:name="Shape37" draw:style-name="gr6" draw:text-style-name="P77"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44"><draw:frame text:anchor-type="paragraph" draw:z-index="22" draw:name="Shape38" draw:style-name="gr7" draw:text-style-name="P77"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68"/>
      <text:p text:style-name="P68"/>
      <text:p text:style-name="P47">جایی که <draw:frame text:anchor-type="as-char" svg:y="-0.0492in" draw:z-index="38" draw:name="Shape39" draw:style-name="gr6" draw:text-style-name="P77"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39" draw:name="Shape40" draw:style-name="gr6" draw:text-style-name="P77"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4">‌</text:span>توان به دست آورد.</text:p>
      <text:p text:style-name="P44"><draw:frame text:anchor-type="paragraph" draw:z-index="21" draw:name="Shape41" draw:style-name="gr7" draw:text-style-name="P77"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68"/>
      <text:p text:style-name="P68"/>
      <text:p text:style-name="P68"/>
      <text:p text:style-name="P68"/>
      <text:p text:style-name="P48">جایی که <draw:frame text:anchor-type="as-char" svg:y="-0.0602in" draw:z-index="40" draw:name="Shape42" draw:style-name="gr6" draw:text-style-name="P77"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7">، </text:span><text:span text:style-name="T7"><draw:frame text:anchor-type="as-char" svg:y="-0.0602in" draw:z-index="41" draw:name="Shape43" draw:style-name="gr6" draw:text-style-name="P77"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7"><text:s text:c="2"/>و </text:span><text:span text:style-name="T7"><draw:frame text:anchor-type="as-char" svg:y="-0.0602in" draw:z-index="42" draw:name="Shape44" draw:style-name="gr6" draw:text-style-name="P77"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7"><text:s/>.</text:span></text:p>
      <text:p text:style-name="P39">و در نهایت ضریب جفت شدن دو صفحه عمود بر هم به دست می<text:span text:style-name="T44">‌</text:span>آید.</text:p>
      <text:p text:style-name="P44"/>
      <text:p text:style-name="P68"><draw:frame text:anchor-type="paragraph" draw:z-index="20" draw:name="Shape45" draw:style-name="gr7" draw:text-style-name="P77"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9">اکنون در عبارات بالا<draw:frame text:anchor-type="as-char" svg:y="-0.0602in" draw:z-index="43" draw:name="Shape46" draw:style-name="gr6" draw:text-style-name="P77"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8">، </text:span><text:span text:style-name="T8"><draw:frame text:anchor-type="as-char" svg:y="-0.0736in" draw:z-index="44" draw:name="Shape47" draw:style-name="gr6" draw:text-style-name="P77"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8"><text:s/>و </text:span><text:span text:style-name="T8"><draw:frame text:anchor-type="as-char" svg:y="-0.0701in" draw:z-index="45" draw:name="Shape48" draw:style-name="gr6" draw:text-style-name="P77"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68">%------------ S E C T I O N <text:s text:c="2"/>F I V E</text:p>
      <text:p text:style-name="P68"><draw:frame draw:style-name="fr3" draw:name="Image1" text:anchor-type="paragraph" svg:x="-0.0091in" svg:y="0in" svg:width="3.4563in" svg:height="2.5925in" draw:z-index="19"><draw:image xlink:href="Pictures/1000000100000280000001E0EF0026ACA0A31DC2.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9">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68"/>
      <text:p text:style-name="P68"><text:soft-page-break/></text:p>
      <text:p text:style-name="P68"/>
      <text:p text:style-name="P50">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39"/>
      <text:p text:style-name="P68">\begin {figure}[h]</text:p>
      <text:p text:style-name="P68"><text:tab/>\center</text:p>
      <text:p text:style-name="P68"><text:tab/>\includegraphics[width=\linewidth]<text:tab/>{saeedvshitoshi.png}</text:p>
      <text:p text:style-name="P68"><text:tab/>\caption{comparsion between results extracted from double and quadraple integrations in calculating capacitance of parallel plate capacitor}</text:p>
      <text:p text:style-name="P68">\end{figure}</text:p>
      <text:p text:style-name="P51">{مقایسه بین نتایج استخراج شده از ادغام های دوگانه و چهارگانه در محاسبه ظرفیت خازن صفحه موازی}</text:p>
      <text:p text:style-name="P68"/>
      <text:p text:style-name="P51">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51">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68"/>
      <text:p text:style-name="P68"/>
      <text:p text:style-name="P68"><draw:frame draw:style-name="fr3" draw:name="Image3" text:anchor-type="paragraph" svg:x="-0.0665in" svg:y="0.2083in" svg:width="3.7866in" svg:height="2.8402in" draw:z-index="46"><draw:image xlink:href="Pictures/1000000100000280000001E02430F944AC8F9429.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51">{توزیع شارژ بر روی یک صفحه خازن صفحه موازی با شکاف هوا}</text:p>
      <text:p text:style-name="P68"><draw:frame draw:style-name="fr3" draw:name="Image4" text:anchor-type="paragraph" svg:x="0.4984in" svg:y="0.211in" svg:width="4.539in" svg:height="3.4043in" draw:z-index="47"><draw:image xlink:href="Pictures/1000000100000280000001E0913F280D36ED9FC2.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0">{ظرفیت مکعب واحد در واحد<draw:g text:anchor-type="as-char" svg:y="-0.0701in" draw:z-index="60" draw:name="Shape17" draw:style-name="gr1"><svg:title>TexMaths</svg:title><svg:desc>12§latex§$4\pi \varepsilon_0$§svg§1200§FALSE§</svg:desc><draw:g draw:style-name="gr2"><draw:path draw:style-name="gr3" draw:text-style-name="P75" svg:width="0.3031in" svg:height="0.122in" svg:x="0.0031in" svg:y="0.0079in" svg:viewBox="0 0 771 311" svg:d="M387 311c-130 0-258 0-387 0 0-104 0-207 0-311 257 0 514 0 771 0 0 104 0 207 0 311-128 0-257 0-384 0z"><text:p/></draw:path><draw:path draw:style-name="gr4" draw:text-style-name="P76"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4" draw:text-style-name="P76" svg:width="0.0894in" svg:height="0.0732in" svg:x="0.0823in" svg:y="0.0402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4" draw:text-style-name="P76" svg:width="0.0669in" svg:height="0.078in" svg:x="0.1819in" svg:y="0.037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4" draw:text-style-name="P76" svg:width="0.0535in" svg:height="0.0787in" svg:x="0.2614in" svg:y="0.0598in" svg:viewBox="0 0 137 201" svg:d="M137 102c0-32-4-56-18-77-9-13-28-25-51-25-68 0-68 81-68 102s0 99 68 99c69 0 69-78 69-99zM68 194c-14 0-31-8-37-33-5-16-5-41-5-63 0-21 0-44 5-61 6-23 25-29 37-29 16 0 32 10 36 27 5 17 5 37 5 63 0 22 0 44-3 62-6 28-26 34-38 34z"><text:p/></draw:path></draw:g></draw:g> }</text:p>
      <text:p text:style-name="P68"/>
      <text:p text:style-name="P52">همانطور که در بالا ذکر شد، در MOM مجموعه ای از معادلات حل می<text:span text:style-name="T44">‌</text:span>شود تا مقدار شارژ هر کاشی به دست آید. بنابراین توزیع چگالی بار مستقیماً در این روش به دست می<text:span text:style-name="T44">‌</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4">‌</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52"/>
      <text:p text:style-name="P68">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68"><text:soft-page-break/></text:p>
      <text:p text:style-name="P68">This chart shows not only good results in fine segmentation but also acceptable results in coarse segmentation. even if we consider each face of the cube as one segment, it yields less than 2 pecent error.</text:p>
      <text:p text:style-name="P68">%------------ S E C T I O N <text:s text:c="2"/>S I X</text:p>
      <text:p text:style-name="P68">\section{conclusion}</text:p>
      <text:p text:style-name="P68">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68">\section*{References}</text:p>
      <text:p text:style-name="P68">\bibliography{sarkarati-tehranchi-mehrshahi.bib}</text:p>
      <text:p text:style-name="P68">\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4-23T17:10:15.435370528</dc:date>
    <meta:editing-duration>P1DT10H40M20S</meta:editing-duration>
    <meta:editing-cycles>71</meta:editing-cycles>
    <meta:document-statistic meta:table-count="0" meta:image-count="6" meta:object-count="0" meta:page-count="17" meta:paragraph-count="117" meta:word-count="3810" meta:character-count="19835" meta:non-whitespace-character-count="16046"/>
  </office:meta>
</office:document-meta>
</file>